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402cm" fo:break-before="auto" style:use-optimal-row-height="true"/>
    </style:style>
    <style:style style:name="ro2" style:family="table-row">
      <style:table-row-properties style:row-height="0.7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62cm" fo:break-before="auto" style:use-optimal-row-height="true"/>
    </style:style>
    <style:style style:name="ro5" style:family="table-row">
      <style:table-row-properties style:row-height="2.081cm" fo:break-before="auto" style:use-optimal-row-height="true"/>
    </style:style>
    <style:style style:name="ro6" style:family="table-row">
      <style:table-row-properties style:row-height="1.252cm" fo:break-before="auto" style:use-optimal-row-height="true"/>
    </style:style>
    <style:style style:name="ro7" style:family="table-row">
      <style:table-row-properties style:row-height="4.122cm" fo:break-before="auto" style:use-optimal-row-height="true"/>
    </style:style>
    <style:style style:name="ro8" style:family="table-row">
      <style:table-row-properties style:row-height="3.103cm" fo:break-before="auto" style:use-optimal-row-height="true"/>
    </style:style>
    <style:style style:name="ro9" style:family="table-row">
      <style:table-row-properties style:row-height="2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0.06pt solid #000000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ffffff" fo:border-left="0.06pt solid #000000" fo:border-right="0.99pt solid #000000" fo:border-top="0.06pt solid #000000"/>
      <style:text-properties fo:color="#000000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ffffff" fo:border-left="0.06pt solid #000000" fo:border-right="0.99pt solid #000000" fo:border-top="none"/>
      <style:text-properties fo:color="#000000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ffffff" fo:border-left="0.06pt solid #000000" fo:border-right="0.99pt solid #000000" fo:border-top="0.06pt solid #000000"/>
      <style:text-properties fo:color="#000000" style:text-outline="false" style:text-line-through-style="none" style:text-line-through-type="none" style:font-name="Times New Roman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ffffff" fo:border-left="0.06pt solid #000000" fo:border-right="0.99pt solid #000000" fo:border-top="none"/>
      <style:text-properties fo:color="#000000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ffff" fo:border-left="0.06pt solid #000000" fo:border-right="0.99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ffffff" fo:border-left="0.06pt solid #000000" fo:border-right="0.99pt solid #000000" fo:border-top="none"/>
      <style:text-properties fo:color="#000000" style:text-outline="false" style:text-line-through-style="none" style:text-line-through-type="none" style:font-name="Times New Roman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ffff" fo:border-left="0.06pt solid #000000" fo:border-right="0.99pt solid #000000" fo:border-top="none"/>
      <style:text-properties fo:color="#000000" style:text-outline="false" style:text-line-through-style="none" style:text-line-through-type="none" style:font-name="Times New Roman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fffff" fo:border-left="0.06pt solid #000000" fo:border-right="0.99pt solid #000000" fo:border-top="0.06pt solid #000000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none" fo:border-right="0.51pt solid #000000" fo:border-top="0.06pt solid #000000"/>
      <style:text-properties fo:color="#000000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ffffff" fo:border-left="0.06pt solid #000000" fo:border-right="0.99pt solid #000000" fo:border-top="0.06pt solid #000000"/>
      <style:text-properties style:use-window-font-color="true" style:text-outline="false" style:text-line-through-style="none" style:text-line-through-type="none" style:font-name="Times New Roman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none" fo:border-right="0.51pt solid #000000" fo:border-top="0.06pt solid #000000"/>
      <style:text-properties fo:color="#000000" style:text-outline="false" style:text-line-through-style="none" style:text-line-through-type="none" style:font-name="Times New Roman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ffffff" fo:border-left="0.06pt solid #000000" fo:border-right="0.99pt solid #000000" fo:border-top="0.06pt solid #000000"/>
      <style:text-properties style:text-outline="false" style:text-line-through-style="none" style:text-line-through-type="none" style:font-name="Times New Roman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9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99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9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9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9pt" style:letter-kerning="false" fo:language="ru" fo:country="RU" style:language-asian="en" style:country-asian="US" style:language-complex="ar" style:country-complex="SA" style:font-name-asian="" style:font-name-complex="Times New Roman" style:font-size-asian="11pt" style:font-size-complex="9pt"/>
    </style:style>
    <style:style style:name="T2" style:family="text">
      <style:text-properties style:use-window-font-color="true" style:font-name="Times New Roman" fo:font-size="9pt" style:letter-kerning="false" fo:language="ru" fo:country="RU" style:language-asian="en" style:country-asian="US" style:language-complex="ar" style:country-complex="SA" style:font-name-asian="" style:font-name-complex="Times New Roman" style:font-size-asian="11pt" style:font-size-complex="9pt"/>
    </style:style>
    <style:style style:name="T3" style:family="text">
      <style:text-properties style:use-window-font-color="true" style:font-name="Times New Roman" fo:font-size="9pt" style:letter-kerning="false" fo:language="ru" fo:country="RU" style:language-asian="en" style:country-asian="US" style:language-complex="ar" style:country-complex="SA" style:font-name-asian="" style:font-name-complex="Times New Roman" style:font-size-asian="11pt" style:font-size-complex="9pt" style:font-style-complex="italic"/>
    </style:style>
    <style:style style:name="T4" style:family="text">
      <style:text-properties style:font-name="Times New Roman" fo:font-size="9pt" style:letter-kerning="false" fo:language="ru" fo:country="RU" style:language-asian="en" style:country-asian="US" style:language-complex="ar" style:country-complex="SA" style:font-name-asian="" style:font-name-complex="Times New Roman" style:font-size-asian="11pt" style:font-size-complex="9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ce12"/>
        <table:table-column table:style-name="co1" table:default-cell-style-name="ce28"/>
        <table:table-column table:style-name="co1" table:number-columns-repeated="2" table:default-cell-style-name="ce26"/>
        <table:table-column table:style-name="co1" table:default-cell-style-name="ce3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Философия</text:p>
          </table:table-cell>
          <table:table-cell office:value-type="string" calcext:value-type="string">
            <text:p>Воронов</text:p>
            <text:p>Василий</text:p>
            <text:p>Михайлович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доцент, ученая степень – кандидат философских наук, ученое звание – доцент</text:p>
          </table:table-cell>
          <table:table-cell table:style-name="ce22" office:value-type="string" calcext:value-type="string">
            <text:p>Высшее, специальность – История, квалификация – Учитель истории Высшее, направление подготовки – Социология, <text:s/>квалификация – Магистр социологии</text:p>
          </table:table-cell>
          <table:table-cell office:value-type="string" calcext:value-type="string">
            <text:p>Удостоверение о повышении квалификации № 513101229764 от 2021 г. «Современные подходы к организации воспитательного процесса в вузе», 36 часов, ФГБОУ ВО «МАГУ»;</text:p>
            <text:p>Удостоверение о повышении квалификации № 5131008582255 от 2020 г. «Информационно-коммуникационные технологии в электронной информационной образовательной среде образовательной организации», 26 часов, ФГБОУ ВО «МАГУ»;</text:p>
            <text:p>Удостоверение о повышении квалификации № 513101229691 от 2020 г. «Эффективное технологическое и социальное проектирование», 24 часа, ФГБОУ ВО «МАГУ»;</text:p>
            <text:p>Удостоверение о повышении квалификации № 382413289274 от 2020 г. «Современные технологии непрерывного обучения», 72 часа, ФГБОУ ВО «Байкальский государственный университет»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11 лет</text:p>
          </table:table-cell>
          <table:table-cell table:style-name="ce26" office:value-type="string" calcext:value-type="string">
            <text:p>-</text:p>
            <text:p/>
          </table:table-cell>
        </table:table-row>
        <table:table-row table:style-name="ro2">
          <table:table-cell table:style-name="ce2"/>
          <table:table-cell table:style-name="ce6"/>
          <table:table-cell office:value-type="string" calcext:value-type="string">
            <text:p>Коткин Константин Яковлевич</text:p>
          </table:table-cell>
          <table:table-cell office:value-type="string" calcext:value-type="string">
            <text:p>внешнее совместительство</text:p>
            <text:p>Трудовой договор расторгнут</text:p>
          </table:table-cell>
          <table:table-cell office:value-type="string" calcext:value-type="string">
            <text:p>должность – доцент, ученая степень – кандидат философских наук, ученое звание отсутствует</text:p>
          </table:table-cell>
          <table:table-cell office:value-type="string" calcext:value-type="string">
            <text:p>высшее – специалитет, специальность История, квалификация учитель истории</text:p>
          </table:table-cell>
          <table:table-cell office:value-type="string" calcext:value-type="string">
            <text:p>-</text:p>
            <text:p/>
          </table:table-cell>
          <table:table-cell table:style-name="ce3" office:value-type="float" office:value="34.3" calcext:value-type="float">
            <text:p>34,3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7 лет</text:p>
          </table:table-cell>
          <table:table-cell table:style-name="ce12" office:value-type="string" calcext:value-type="string">
            <text:p>-</text:p>
            <text:p/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История (история России, всеобщая история)</text:p>
          </table:table-cell>
          <table:table-cell office:value-type="string" calcext:value-type="string">
            <text:p>Чапенко Александр Александрович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доцент, ученая степень – кандидат исторических наук, ученое звание – доцент</text:p>
          </table:table-cell>
          <table:table-cell office:value-type="string" calcext:value-type="string">
            <text:p>высшее – специалитет, специальность – история, квалификация – учитель истории</text:p>
          </table:table-cell>
          <table:table-cell office:value-type="string" calcext:value-type="string">
            <text:p>Удостоверение о повышении квалификации № 513101229130 от 06.06.2020 г. «Информационно-коммуникационные технологии в электронной информационной образовательной среде образовательной организации», 26 часов, ФГБОУ ВО «МАГУ»;</text:p>
            <text:p>Удостоверение о повышении квалификации № 513101229701 от 24.12.2020г. «Эффективное технологическое и социальное проектирование.», 24 часа, ФГБОУ ВО «МАГУ»;</text:p>
          </table:table-cell>
          <table:table-cell office:value-type="string" calcext:value-type="string">
            <text:p>54<text:span text:style-name="T1">,3</text:span>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22 года</text:p>
          </table:table-cell>
          <table:table-cell table:style-name="ce26" office:value-type="string" calcext:value-type="string">
            <text:p>-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Лобовская Татьяна Николае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доцент, ученая степень – кандидат филологических наук, ученое звание – доцент</text:p>
          </table:table-cell>
          <table:table-cell office:value-type="string" calcext:value-type="string">
            <text:p>Высшее - специалитет, <text:s/>специальность – Английский и немецкий языки, квалификация – учитель английского и немецкого языков</text:p>
          </table:table-cell>
          <table:table-cell office:value-type="string" calcext:value-type="string">
            <text:p>Удостоверение о повышении квалификации от 06.06.2020 г. «Информационно-коммуникационные технологии в электронной информационной образовательной среде образовательной организации», 26 часов, ФГБОУ ВО «МАГУ»;</text:p>
          </table:table-cell>
          <table:table-cell office:value-type="string" calcext:value-type="string">
            <text:p>144<text:span text:style-name="T1">,5</text:span>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33 года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Безопасность жизнедеятельности</text:p>
          </table:table-cell>
          <table:table-cell office:value-type="string" calcext:value-type="string">
            <text:p>Троценко</text:p>
            <text:p>Алла</text:p>
            <text:p>Анатольевна</text:p>
          </table:table-cell>
          <table:table-cell office:value-type="string" calcext:value-type="string">
            <text:p>основное место</text:p>
          </table:table-cell>
          <table:table-cell table:style-name="ce18" office:value-type="string" calcext:value-type="string">
            <text:p>должность – доцент, степень – кандидат биологических наук,</text:p>
            <text:p>ученое звание отсутствует</text:p>
          </table:table-cell>
          <table:table-cell table:style-name="ce18" office:value-type="string" calcext:value-type="string">
            <text:p>Высшее – специалитет, специальность – экология, квалификация – эколог. преподаватель</text:p>
          </table:table-cell>
          <table:table-cell office:value-type="string" calcext:value-type="string">
            <text:p>Диплом о профессиональной переподготовке № 512402759481 от 24.06.2017г. на право ведения профессиональной деятельности в сфере преподавания технической химии и биотехнологии в образовательных учреждениях высшего образования. Мурманск. 2017 год. ФГБОУ ВО «Мурманский государственный технический университет»</text:p>
          </table:table-cell>
          <table:table-cell office:value-type="string" calcext:value-type="string">
            <text:p>36<text:span text:style-name="T1">,2</text:span>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17 лет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Физическая культура и спорт</text:p>
          </table:table-cell>
          <table:table-cell office:value-type="string" calcext:value-type="string">
            <text:p>Коротаева Ольга Вячеславовна</text:p>
          </table:table-cell>
          <table:table-cell office:value-type="string" calcext:value-type="string">
            <text:p>основное место</text:p>
          </table:table-cell>
          <table:table-cell table:style-name="ce19" office:value-type="string" calcext:value-type="string">
            <text:p>должность – старший преподаватель,</text:p>
            <text:p>ученая степень – отсутствует,</text:p>
            <text:p>ученое звание - отсутствует</text:p>
          </table:table-cell>
          <table:table-cell table:style-name="ce19" office:value-type="string" calcext:value-type="string">
            <text:p>Высшее – бакалавриат,</text:p>
            <text:p>Физическая культура,</text:p>
            <text:p>Бакалавр физической культуры</text:p>
            <text:p>Высшее – магистратура, Физкультурно-оздоровительное образование, Магистр</text:p>
          </table:table-cell>
          <table:table-cell table:style-name="ce23" office:value-type="string" calcext:value-type="string">
            <text:p>Удостоверение о повышении квалификации № 513100858159 от 2020г. «Оказание первой помощи», 40 часов, ФГБОУ ВО «МАГУ»</text:p>
            <text:p/>
          </table:table-cell>
          <table:table-cell office:value-type="string" calcext:value-type="string">
            <text:p>36<text:span text:style-name="T1">,2</text:span>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19 лет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Русский язык и культура речи</text:p>
          </table:table-cell>
          <table:table-cell office:value-type="string" calcext:value-type="string">
            <text:p>Шевченко Наталья Анатольевна</text:p>
          </table:table-cell>
          <table:table-cell office:value-type="string" calcext:value-type="string">
            <text:p>основное место</text:p>
            <text:p>Трудовой договор расторгнут</text:p>
          </table:table-cell>
          <table:table-cell office:value-type="string" calcext:value-type="string">
            <text:p>должность – доцент, ученая степень – кандидат филологических наук, ученое звание – <text:s/>доцент</text:p>
          </table:table-cell>
          <table:table-cell office:value-type="string" calcext:value-type="string">
            <text:p>Высшее, специалитет, специальность – Русский язык и литература, квалификация – Учитель русского языка и литературы средней школы</text:p>
          </table:table-cell>
          <table:table-cell/>
          <table:table-cell office:value-type="string" calcext:value-type="string">
            <text:p>44<text:span text:style-name="T1">,2</text:span>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34 года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Правоведение</text:p>
          </table:table-cell>
          <table:table-cell office:value-type="string" calcext:value-type="string">
            <text:p>Лобченко Людмила Николае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доцент, ученая степень – кандидат исторических наук, ученое звание – доцент</text:p>
          </table:table-cell>
          <table:table-cell office:value-type="string" calcext:value-type="string">
            <text:p>высшее – специалитет, специальность История и обществоведение, квалификация учитель истории и обществоведения средней школы; специальность Юриспруденция, квалификация юрист</text:p>
          </table:table-cell>
          <table:table-cell office:value-type="string" calcext:value-type="string">
            <text:p>Диплом о профессиональной переподготовке ПП-3 № 039276 от  2013 г. по программе «Менеджер социальной сферы», 502 часа, г. Москва,  ФГБОУ ВО «РГСУ»;</text:p>
            <text:p>Удостоверение о повышении квалификации № 0000130514 от 2023г. «Методика преподавания основ российской государственности», 72 часа, РАНХиГС;</text:p>
            <text:p>Удостоверение о повышении квалификации № 513103332371 от 2023г. «Цифровые технологии и кибербезопасность», 16 часов, ФГБОУ ВО «МАГУ»;</text:p>
            <text:p>Удостоверение о повышении квалификации № 512417122632 от 2022г. «Оказание первой помощи», 40 часов, ФГБОУ ВО «МАГУ»;</text:p>
            <text:p>Удостоверение о повышении квалификации № 512417121574 от 2022г. «Межнациональные и межконфессиональные отношения в современной России», 72 часа, ФГБОУ ВО «Российский государственный гуманитарный университет»;</text:p>
            <text:p>Удостоверение о повышении квалификации № 512417121953 от 2022г.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</table:table-cell>
          <table:table-cell table:style-name="ce3" office:value-type="float" office:value="36.2" calcext:value-type="float">
            <text:p>36,2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17 лет</text:p>
          </table:table-cell>
          <table:table-cell office:value-type="string" calcext:value-type="string">
            <text:p>-</text:p>
          </table:table-cell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Психология</text:p>
          </table:table-cell>
          <table:table-cell office:value-type="string" calcext:value-type="string">
            <text:p>Сергеева Анна Александровна</text:p>
          </table:table-cell>
          <table:table-cell office:value-type="string" calcext:value-type="string">
            <text:p>основное место</text:p>
            <text:p>Трудовой договор расторгнут</text:p>
          </table:table-cell>
          <table:table-cell office:value-type="string" calcext:value-type="string">
            <text:p>должность – доцент, ученая степень – кандидат педагогических наук, ученое звание – доцент</text:p>
          </table:table-cell>
          <table:table-cell table:style-name="ce20" office:value-type="string" calcext:value-type="string">
            <text:p><text:span text:style-name="T2">Высшее, специалитет, специальность – Дошкольная педагогика и психология, квалификация –</text:span> <text:span text:style-name="T2">Воспитатель дошкольного образовательного учреждения. Музыкальный руководитель;</text:span></text:p>
            <text:p>специальность – Психолого-социальные технологии,</text:p>
            <text:p><text:span text:style-name="T2">квалификация –</text:span> <text:span text:style-name="T2">Специалист в сфере практической психологии и менеджмента</text:span></text:p>
          </table:table-cell>
          <table:table-cell/>
          <table:table-cell table:style-name="ce3" office:value-type="float" office:value="36.2" calcext:value-type="float">
            <text:p>36,2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20 лет</text:p>
          </table:table-cell>
          <table:table-cell office:value-type="string" calcext:value-type="string">
            <text:p>-</text:p>
          </table:table-cell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Основы информатики</text:p>
          </table:table-cell>
          <table:table-cell office:value-type="string" calcext:value-type="string">
            <text:p>Ляш Ася Анатолье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доцент, <text:s/>степень – кандидат педагогических наук, ученое звание отсутствует</text:p>
          </table:table-cell>
          <table:table-cell office:value-type="string" calcext:value-type="string">
            <text:p>Высшее, специальность – Физика, квалификация – учитель физики и информатики</text:p>
          </table:table-cell>
          <table:table-cell office:value-type="string" calcext:value-type="string">
            <text:p>– Удостоверение о повышении квалификации № 512417121955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Сертификат о повышении квалификации №231904Н от 21.04.2022 по ДППО "Онлайн-проект: 50 идей для игр в онлайн обучении и не только",36 часов, Ракурс: Первый online-магазин</text:p>
            <text:p>«Все для дистанционного</text:p>
            <text:p>обучения, online-коммуникаций, автоматизации работы HR»;</text:p>
            <text:p>– Диплом о профессиональной переподготовке ПП №010918 за 2021 год по программе "Управление проектной деятельностью в цифровой образовательной среде университета", ФГАОУ ВО «Национальный исследовательский ядерный университет "МИФИ"», г. Москва;</text:p>
            <text:p>– Удостоверение о повышении квалификации № 510400002805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160300012582 от 27.07.2021 г. «Цифровые технологии в преподавании профильных дисциплин», 144 часа, АНО ВО «Университет Иннополис»;</text:p>
            <text:p>– Удостоверение о повышении квалификации № 513101229793 от 06.05.2021 «Современные подходы к организации воспитательного процесса в вузе», 36 часов, ФГБОУ ВО «МАГУ»</text:p>
            <text:p>– Диплом о профессиональной переподготовке №512408022350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  <text:p>– Удостоверение о повышении квалификации ПК № 046638 за 2020 г. «Анализ изображений» (в форме стажировки), 18 часов, ФГАОУ ВО «Национальный исследовательский ядерный университет "МИФИ"»  (г. Москва);</text:p>
            <text:p>– Удостоверение о повышении квалификации ПК № 046174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(г. Москва);</text:p>
            <text:p>Учебный центр "Профессионал" (г. Москва);</text:p>
          </table:table-cell>
          <table:table-cell table:style-name="ce3" office:value-type="float" office:value="36.2" calcext:value-type="float">
            <text:p>36,2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10 лет</text:p>
          </table:table-cell>
          <table:table-cell office:value-type="string" calcext:value-type="string">
            <text:p>-</text:p>
          </table:table-cell>
        </table:table-row>
        <table:table-row table:style-name="ro8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Информатика и вычислительная техника: введение в профессию</text:p>
          </table:table-cell>
          <table:table-cell office:value-type="string" calcext:value-type="string">
            <text:p>Ляш Олег Иванович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заведующий кафедрой, <text:s/>степень – кандидат педагогических наук, ученое звание - доцент</text:p>
          </table:table-cell>
          <table:table-cell office:value-type="string" calcext:value-type="string">
            <text:p>Высшее, специальность – Информатика и английский язык, квалификация – учитель информатики и иностранного языка</text:p>
          </table:table-cell>
          <table:table-cell office:value-type="string" calcext:value-type="string">
            <text:p>– Удостоверение о повышении квалификации от 16.12.2022 "Инженер данных", 260 часов, ООО"IT", г. Москва;</text:p>
            <text:p>– Удостоверение о повышении квалификации № 512417121956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Диплом о профессиональной переподготовке ПП №010553 за 2021 год по программе "Разработка приложений виртуальной реальности на движке Unity", ФГАОУ ВО «Национальный исследовательский ядерный университет "МИФИ"», г. Москва;</text:p>
            <text:p>– Удостоверение о повышении квалификации № 510400003709 от 26.11.2021 «Оказание первой помощи», 36 часов, ФГБОУ ВО «МАГУ»;</text:p>
            <text:p>– Удостоверение о повышении квалификации № 510400002806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160300011254 от 27.07.2021 г. «Практико-ориентированные подходы в преподавании профильных ИТ дисциплин», 144 часа, АНО ВО «Университет Иннополис»;</text:p>
            <text:p>– Удостоверение о повышении квалификации № 513101229794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ПК № 046175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(г. Москва);</text:p>
            <text:p>– Диплом о профессиональной переподготовке №512408022351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</table:table-cell>
          <table:table-cell office:value-type="string" calcext:value-type="string">
            <text:p>30<text:span text:style-name="T1">,2</text:span>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18 лет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Князева Мария Александро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первый проректор, степень – кандидат физико-математических наук, ученое звание отсутствует</text:p>
          </table:table-cell>
          <table:table-cell office:value-type="string" calcext:value-type="string">
            <text:p>Высшее, специальность - Физика, квалификация - учитель физики и информатики</text:p>
          </table:table-cell>
          <table:table-cell office:value-type="string" calcext:value-type="string">
            <text:p>– Удостоверение о повышении квалификации № 720300014056 от 19.12.2020 г. «Индивидуализация в высшем образовании. Как трансформировать образовательное пространство университета», 216 часов, ФГАОУ ВО «Тюменский государственный университет», г. Тюмень.</text:p>
            <text:p>– Удостоверение о повышении квалификации № 513101229620 от 26.11.2020 г. «Основы государственной политики в сфере профилактики терроризма», 36 часов, ФГБОУ ВО «МАГУ», г. Мурманск;</text:p>
            <text:p>– Удостоверение о повышении квалификации № 513101229202 от 01.10.2020 г. «Противодействие коррупции в системе образования», 24 часа, ФГБОУ ВО «МАГУ», г. Мурманск;</text:p>
            <text:p>– Удостоверение о повышении квалификации № 513100858268 от 06.06.2020 г. «Информационно-коммуникационные технологии в электронной информационной образовательной среде образовательной организации», 26 часов, ФГБОУ ВО «МАГУ», г. Мурманск</text:p>
          </table:table-cell>
          <table:table-cell table:style-name="ce3" office:value-type="float" office:value="30.3" calcext:value-type="float">
            <text:p>30,3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22 года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table:style-name="ce2"/>
          <table:table-cell table:style-name="ce6"/>
          <table:table-cell office:value-type="string" calcext:value-type="string">
            <text:p>Парфенов Сергей Анатольевич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старший преподаватель, ученая степень и ученое звание отсутствует</text:p>
          </table:table-cell>
          <table:table-cell office:value-type="string" calcext:value-type="string">
            <text:p>Высшее, Электроэнергетика и электротехника. Профиль (направленность) Электроснабжение, квалификация - бакалавр, направление подготовки - педагогическое образование, направленность - математическое образование и <text:s/>информационные технологии, кваликация - магистр</text:p>
          </table:table-cell>
          <table:table-cell office:value-type="string" calcext:value-type="string">
            <text:p>– Удостоверение о повышении квалификации № 513103119868 от 28.12.2022 «Оказание первой помощи», 16 часов, ФГБОУ ВО «МАГУ»;</text:p>
            <text:p>– Удостоверение о повышении квалификации № 512417121958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Удостоверение о повышении квалификации №160300011031 от 27.07.2021 г. «Внедрение цифровых технологий в образовательные программы», 144 часа, АНО ВО «Университет Иннополис»;</text:p>
            <text:p>– Удостоверение о повышении квалификации № 513101229804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№ 353500000227 от 27.11.2020 г. "Организационные и психолого-педагогические основы инклюзивного высшего образования ("Инклюзивное образование в вузе")", 72 часа, Череповецкий государственный университет;</text:p>
            <text:p>– Удостоверение о повышении квалификации № 513100858166 от 16.04.2020, «Оказание первой помощи», 40 часов, ФГБОУ ВО «Мурманский арктический государственный университет»;</text:p>
          </table:table-cell>
          <table:table-cell table:style-name="ce29" office:value-type="float" office:value="30" calcext:value-type="float">
            <text:p>30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4 года</text:p>
          </table:table-cell>
          <table:table-cell office:value-type="string" calcext:value-type="string">
            <text:p>-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Экономика предприятия</text:p>
          </table:table-cell>
          <table:table-cell office:value-type="string" calcext:value-type="string">
            <text:p>Беспалова Светлана Владимиров-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- доцент, доцент, ученая степень - кандидат экономических наук, ученое звание - доцент</text:p>
          </table:table-cell>
          <table:table-cell office:value-type="string" calcext:value-type="string">
            <text:p>высшее - специалитет, специальность - Финансы и кредит, квалификация - Экономист</text:p>
          </table:table-cell>
          <table:table-cell table:style-name="ce20" office:value-type="string" calcext:value-type="string">
            <text:p>Удостоверение о повышении квалификации № № 1У-2375 от 2021 г. "Организация просветительской деятельности в сфере финансовой грамотности", 36 часов, ФГАОУ ВО «Дальневосточный федеральный университет»;</text:p>
            <text:p>Удостоверение о повышении квалификации № 160300009011 от 2021 г. "Внедрение цифровых технологий в образовательные программы", 144 часа, АНО ВО «Университет Инноплоис»;</text:p>
            <text:p><text:span text:style-name="T2">Удостоверение о повышении квалификации № 661634005127 от 2021 г. "</text:span> <text:span text:style-name="T2">Применение инновационных технологий и методик для развития единой образовательной среды", 16 часов, ЦОО ВФ «Педагоги России: инновации в образовании»</text:span></text:p>
          </table:table-cell>
          <table:table-cell office:value-type="string" calcext:value-type="string">
            <text:p>40<text:span text:style-name="T2">,2</text:span>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21 год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Высшая математика</text:p>
          </table:table-cell>
          <table:table-cell office:value-type="string" calcext:value-type="string">
            <text:p>Иванчук Наталья Василье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- доцент, доцент, ученая степень - кандидат педагогических наук, ученое звание - доцент</text:p>
          </table:table-cell>
          <table:table-cell office:value-type="string" calcext:value-type="string">
            <text:p>Высшее, специальность – Математика и физика, квалификация – учителя математики <text:s/>и физики</text:p>
          </table:table-cell>
          <table:table-cell office:value-type="string" calcext:value-type="string">
            <text:p>– Удостоверение о повышении квалификации № 513103119749 от 28.12.2022 «Оказание первой помощи», 16 часов, ФГБОУ ВО «МАГУ»;</text:p>
            <text:p>– Удостоверение о повышении квалификации № 512417121522 от 23.09.2022 «Сеть Интернет в противодействии террористическим угрозам», 16 часов, ФГБОУ ВО «МАГУ»;</text:p>
            <text:p>– Удостоверение о повышении квалификации №160300009041 от 29.06.2021 г. «Внедрение цифровых технологий в образовательные программы», 144 часа, АНО ВО «Университет Иннополис»;</text:p>
            <text:p>– Удостоверение о повышении квалификации № 513101229774 от 06.05.2021 «Современные подходы к организации воспитательного процесса в вузе», 36 часов, ФГБОУ ВО «МАГУ»</text:p>
          </table:table-cell>
          <table:table-cell table:style-name="ce3" office:value-type="float" office:value="40.6" calcext:value-type="float">
            <text:p>40,6</text:p>
          </table:table-cell>
          <table:table-cell table:style-name="ce12" office:value-type="float" office:value="0.04" calcext:value-type="float">
            <text:p>0,04</text:p>
          </table:table-cell>
          <table:table-cell office:value-type="string" calcext:value-type="string">
            <text:p>17 лет</text:p>
          </table:table-cell>
          <table:table-cell office:value-type="string" calcext:value-type="string">
            <text:p>-</text:p>
          </table:table-cell>
        </table:table-row>
        <table:table-row table:style-name="ro9">
          <table:table-cell table:style-name="ce4"/>
          <table:table-cell table:style-name="ce8"/>
          <table:table-cell office:value-type="string" calcext:value-type="string">
            <text:p>Левитес Вера Владимиро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заведующий кафедрой высшей математики и физики, ученая степень - кандидат педагогических наук, ученое звание отсутствует</text:p>
          </table:table-cell>
          <table:table-cell office:value-type="string" calcext:value-type="string">
            <text:p>Высшее, специальность – Математика, информатика и вычислительная техника, квалификация – учитель математики и информатики</text:p>
          </table:table-cell>
          <table:table-cell office:value-type="string" calcext:value-type="string">
            <text:p>– Удостоверение о повышении квалификации № 513103119801 от 28.12.2022 «Оказание первой помощи», 16 часов, ФГБОУ ВО «МАГУ»;</text:p>
            <text:p>– Удостоверение о повышении квалификации № 782416103991 от 13.12.2022 "Практико-ориентированные подходы при реализации компетенций FutureSkills в образовательных организациях высшего образования", 72 часа, ФГАОУ ВО "Санкт-Петербургский государственный университет аэрокосмического приборостроения";</text:p>
            <text:p>– Удостоверение о повышении квалификации № 512417121952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Удостоверение о повышении квалификации №160300018366 от 30.11.2021 г. «Прикладной искусственный интеллект в программах дисциплин», 144 часа, АНО ВО «Университет Иннополис»;</text:p>
            <text:p>– Удостоверение о повышении квалификации № 510400003273 от 11.11.2021 «Основы предпринимательства», 72 часа, ФГБОУ ВО «МАГУ»;</text:p>
            <text:p>– Удостоверение о повышении квалификации № 510400002802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 513101229792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УПК 19092944 от 02.12.2020, "Роль университета в развитии российских регионов и вывод их на международные рынки", 60 часов, Центр дополнительного образования "Горизонт" Российского университета дружбы народов;</text:p>
          </table:table-cell>
          <table:table-cell table:style-name="ce3" office:value-type="float" office:value="144.6" calcext:value-type="float">
            <text:p>144,6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18 лет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2"/>
          <table:table-cell table:style-name="ce6"/>
          <table:table-cell office:value-type="string" calcext:value-type="string">
            <text:p>Рудакова Мария Андрее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ассистент, <text:s/>ученая степень и ученое звание отсутствует</text:p>
          </table:table-cell>
          <table:table-cell office:value-type="string" calcext:value-type="string">
            <text:p>Высшее, направление подготовки - Прикладная математика и информатика, квалификация - бакалавр, направление подготовки - педагогическое образование, кваликация - магистр, направленность - математическое образование и <text:s/>информационные технологии</text:p>
          </table:table-cell>
          <table:table-cell office:value-type="string" calcext:value-type="string">
            <text:p>– Удостоверение о повышении квалификации № 513103119904 от 28.12.2022 «Оказание первой помощи», 16 часов, ФГБОУ ВО «МАГУ»;</text:p>
            <text:p>– Удостоверение о повышении квалификации № 512417121961 от 11.11.2022 г. "Выявление деструктивных субкультур в образовательных учреждениях, местах притяжения и профилактики негативных проявлений в подростковой среде", 36 часов, ФГБОУ ВО «МАГУ»</text:p>
            <text:p>– Удостоверение о повышении квалификации № 353500000243 от 27.11.2020 г. "Организационные и психолого-педагогические основы инклюзивного высшего образования ("Инклюзивное образование в вузе")", 72 часа, Череповецкий государственный университет;</text:p>
            <text:p>– Удостоверение о повышении квалификации № 513100858170 от 16.04.2020, «Оказание первой помощи», 40 часов, ФГБОУ ВО «Мурманский арктический государственный университет»;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4 года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Дискретная математика</text:p>
          </table:table-cell>
          <table:table-cell office:value-type="string" calcext:value-type="string">
            <text:p>Беляев Владимир Яковлевич</text:p>
          </table:table-cell>
          <table:table-cell office:value-type="string" calcext:value-type="string">
            <text:p>основное место</text:p>
          </table:table-cell>
          <table:table-cell table:style-name="ce20" office:value-type="string" calcext:value-type="string">
            <text:p><text:span text:style-name="T2">Должность – доцент,</text:span> <text:span text:style-name="T2">ученая степень - кандидат физико-математических наук, ученое звание - доцент</text:span></text:p>
          </table:table-cell>
          <table:table-cell office:value-type="string" calcext:value-type="string">
            <text:p>Высшее, специальность - Математика, прикладная математика; квалификация – математика, прикладная математика</text:p>
          </table:table-cell>
          <table:table-cell office:value-type="string" calcext:value-type="string">
            <text:p>– Удостоверение о повышении квалификации № 513103119671 от 28.12.2022 «Оказание первой помощи», 16 часов, ФГБОУ ВО «МАГУ»;</text:p>
            <text:p>– Удостоверение о повышении квалификации № 512417121947 от 11.11.2022 г. "Выявление деструктивных субкультур в образовательных учреждениях, местах притяжения и профилактики негативных проявлений в подростковой среде", 36 часов, ФГБОУ ВО «МАГУ»;</text:p>
            <text:p>– Удостоверение о повышении квалификации № 510400003660 от 26.11.2021 «Оказание первой помощи», 36 часов, ФГБОУ ВО «МАГУ»;</text:p>
          </table:table-cell>
          <table:table-cell office:value-type="string" calcext:value-type="string">
            <text:p>110<text:span text:style-name="T1">,6</text:span>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36 лет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Математическая логика</text:p>
          </table:table-cell>
          <table:table-cell office:value-type="string" calcext:value-type="string">
            <text:p>Беляев Владимир Яковлевич</text:p>
          </table:table-cell>
          <table:table-cell office:value-type="string" calcext:value-type="string">
            <text:p>основное место</text:p>
          </table:table-cell>
          <table:table-cell table:style-name="ce20" office:value-type="string" calcext:value-type="string">
            <text:p><text:span text:style-name="T2">Должность – доцент,</text:span> <text:span text:style-name="T2">ученая степень - кандидат физико-математических наук, ученое звание - доцент</text:span></text:p>
          </table:table-cell>
          <table:table-cell office:value-type="string" calcext:value-type="string">
            <text:p>Высшее, специальность - Математика, прикладная математика; квалификация – математика, прикладная математика</text:p>
          </table:table-cell>
          <table:table-cell office:value-type="string" calcext:value-type="string">
            <text:p>– Удостоверение о повышении квалификации № 513103119671 от 28.12.2022 «Оказание первой помощи», 16 часов, ФГБОУ ВО «МАГУ»;</text:p>
            <text:p>– Удостоверение о повышении квалификации № 512417121947 от 11.11.2022 г. "Выявление деструктивных субкультур в образовательных учреждениях, местах притяжения и профилактики негативных проявлений в подростковой среде", 36 часов, ФГБОУ ВО «МАГУ»;</text:p>
            <text:p>– Удостоверение о повышении квалификации № 510400003660 от 26.11.2021 «Оказание первой помощи», 36 часов, ФГБОУ ВО «МАГУ»;</text:p>
          </table:table-cell>
          <table:table-cell office:value-type="string" calcext:value-type="string">
            <text:p>50<text:span text:style-name="T1">,2</text:span>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36 лет</text:p>
          </table:table-cell>
          <table:table-cell office:value-type="string" calcext:value-type="string">
            <text:p>-</text:p>
          </table:table-cell>
        </table:table-row>
        <table:table-row table:style-name="ro9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Теория вероятностей и математическая статистика</text:p>
          </table:table-cell>
          <table:table-cell office:value-type="string" calcext:value-type="string">
            <text:p>Левитес Вера Владимиро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заведующий кафедрой высшей математики и физики, ученая степень - кандидат педагогических наук, ученое звание отсутствует</text:p>
          </table:table-cell>
          <table:table-cell office:value-type="string" calcext:value-type="string">
            <text:p>Высшее, специальность – Математика, информатика и вычислительная техника, квалификация – учитель математики и информатики</text:p>
          </table:table-cell>
          <table:table-cell office:value-type="string" calcext:value-type="string">
            <text:p>– Удостоверение о повышении квалификации № 513103119801 от 28.12.2022 «Оказание первой помощи», 16 часов, ФГБОУ ВО «МАГУ»;</text:p>
            <text:p>– Удостоверение о повышении квалификации № 782416103991 от 13.12.2022 "Практико-ориентированные подходы при реализации компетенций FutureSkills в образовательных организациях высшего образования", 72 часа, ФГАОУ ВО "Санкт-Петербургский государственный университет аэрокосмического приборостроения";</text:p>
            <text:p>– Удостоверение о повышении квалификации № 512417121952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Удостоверение о повышении квалификации №160300018366 от 30.11.2021 г. «Прикладной искусственный интеллект в программах дисциплин», 144 часа, АНО ВО «Университет Иннополис»;</text:p>
            <text:p>– Удостоверение о повышении квалификации № 510400003273 от 11.11.2021 «Основы предпринимательства», 72 часа, ФГБОУ ВО «МАГУ»;</text:p>
            <text:p>– Удостоверение о повышении квалификации № 510400002802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 513101229792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УПК 19092944 от 02.12.2020, "Роль университета в развитии российских регионов и вывод их на международные рынки", 60 часов, Центр дополнительного образования "Горизонт" Российского университета дружбы народов;</text:p>
          </table:table-cell>
          <table:table-cell office:value-type="string" calcext:value-type="string">
            <text:p>90<text:span text:style-name="T1">,3</text:span>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18 лет</text:p>
          </table:table-cell>
          <table:table-cell office:value-type="string" calcext:value-type="string">
            <text:p>-</text:p>
          </table:table-cell>
        </table:table-row>
        <table:table-row table:style-name="ro8">
          <table:table-cell office:value-type="float" office:value="17" calcext:value-type="float">
            <text:p>17</text:p>
          </table:table-cell>
          <table:table-cell office:value-type="string" calcext:value-type="string">
            <text:p>Алгоритмизация и основы программирования</text:p>
          </table:table-cell>
          <table:table-cell office:value-type="string" calcext:value-type="string">
            <text:p>Лазарева Ирина Михайловна</text:p>
          </table:table-cell>
          <table:table-cell office:value-type="string" calcext:value-type="string">
            <text:p>основное место</text:p>
          </table:table-cell>
          <table:table-cell table:style-name="ce20" office:value-type="string" calcext:value-type="string">
            <text:p><text:span text:style-name="T2">Должность – доцент,</text:span> <text:span text:style-name="T2">ученая степень - кандидат физико-математических наук, ученое звание - доцент</text:span></text:p>
          </table:table-cell>
          <table:table-cell office:value-type="string" calcext:value-type="string">
            <text:p>Высшее, специальность – Прикладная математика <text:s/>и информатика, квалификация – математика</text:p>
          </table:table-cell>
          <table:table-cell office:value-type="string" calcext:value-type="string">
            <text:p>– Удостоверение о повышении квалификации № 513103119799 от 28.12.2022 «Оказание первой помощи», 16 часов, ФГБОУ ВО «МАГУ»;</text:p>
            <text:p>– Удостоверение о повышении квалификации №160300018366 от 30.11.2021 г. «Внедрение практико-ориентированных подходов при проектировании компонентов образовательных програм в области ИТ», 144 часа, АНО ВО «Университет Иннополис»;</text:p>
            <text:p>– Диплом о профессиональной переподготовке ПП №010350 за 2021 год по программе "Большие данные и цифровой образовательный инжиниринг", ФГАОУ ВО «Национальный исследовательский ядерный университет "МИФИ"», г. Москва;</text:p>
            <text:p>– Удостоверение о повышении квалификации № 510400002801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 510400002617 от 11.05.2021 «Контрактная система в сфере закупок товаров, работ и услуг», 36 часов, ФГБОУ ВО «МАГУ»;</text:p>
            <text:p>– Удостоверение о повышении квалификации № 513101229791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УПК 19092942 от 02.12.2020, "Роль университета в развитии российских регионов и вывод их на международные рынки", 60 часов, Центр дополнительного образования "Горизонт" Российского университета дружбы народов;</text:p>
            <text:p>– Удостоверение о повышении квалификации ПК № 046158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 (г. Москва);</text:p>
            <text:p>– Диплом о профессиональной переподготовке №512408022348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</table:table-cell>
          <table:table-cell office:value-type="string" calcext:value-type="string">
            <text:p>60<text:span text:style-name="T2">,2</text:span>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32 года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Языки и технологии программирования</text:p>
          </table:table-cell>
          <table:table-cell office:value-type="string" calcext:value-type="string">
            <text:p>Козинец Егор Анатольевич</text:p>
          </table:table-cell>
          <table:table-cell office:value-type="string" calcext:value-type="string">
            <text:p>внешнее совместительство</text:p>
          </table:table-cell>
          <table:table-cell office:value-type="string" calcext:value-type="string">
            <text:p>Должность – доцент, ученая степень и ученое звание отсутствует</text:p>
          </table:table-cell>
          <table:table-cell office:value-type="string" calcext:value-type="string">
            <text:p>Высшее, специальность - Прикладная математика и информатика, квалификация - математик, системный программист</text:p>
          </table:table-cell>
          <table:table-cell office:value-type="string" calcext:value-type="string">
            <text:p>– Удостоверение о повышении квалификации № 513103119770 от 28.12.2022 «Оказание первой помощи», 16 часов, ФГБОУ ВО «МАГУ»;</text:p>
          </table:table-cell>
          <table:table-cell office:value-type="string" calcext:value-type="string">
            <text:p>48<text:span text:style-name="T2">,2</text:span>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7 лет</text:p>
          </table:table-cell>
          <table:table-cell table:style-name="ce26" office:value-type="string" calcext:value-type="string">
            <text:p>12 лет</text:p>
          </table:table-cell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Компьютерная графика</text:p>
          </table:table-cell>
          <table:table-cell office:value-type="string" calcext:value-type="string">
            <text:p>Ляш Ася Анатолье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доцент, <text:s/>степень – кандидат педагогических наук, ученое звание отсутствует</text:p>
          </table:table-cell>
          <table:table-cell office:value-type="string" calcext:value-type="string">
            <text:p>Высшее, специальность – Физика, квалификация – учитель физики и информатики</text:p>
          </table:table-cell>
          <table:table-cell office:value-type="string" calcext:value-type="string">
            <text:p>– Удостоверение о повышении квалификации № 512417121955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Сертификат о повышении квалификации №231904Н от 21.04.2022 по ДППО "Онлайн-проект: 50 идей для игр в онлайн обучении и не только",36 часов, Ракурс: Первый online-магазин</text:p>
            <text:p>«Все для дистанционного</text:p>
            <text:p>обучения, online-коммуникаций, автоматизации работы HR»;</text:p>
            <text:p>– Диплом о профессиональной переподготовке ПП №010918 за 2021 год по программе "Управление проектной деятельностью в цифровой образовательной среде университета", ФГАОУ ВО «Национальный исследовательский ядерный университет "МИФИ"», г. Москва;</text:p>
            <text:p>– Удостоверение о повышении квалификации № 510400002805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160300012582 от 27.07.2021 г. «Цифровые технологии в преподавании профильных дисциплин», 144 часа, АНО ВО «Университет Иннополис»;</text:p>
            <text:p>– Удостоверение о повышении квалификации № 513101229793 от 06.05.2021 «Современные подходы к организации воспитательного процесса в вузе», 36 часов, ФГБОУ ВО «МАГУ»</text:p>
            <text:p>– Диплом о профессиональной переподготовке №512408022350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  <text:p>– Удостоверение о повышении квалификации ПК № 046638 за 2020 г. «Анализ изображений» (в форме стажировки), 18 часов, ФГАОУ ВО «Национальный исследовательский ядерный университет "МИФИ"»  (г. Москва);</text:p>
            <text:p>– Удостоверение о повышении квалификации ПК № 046174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(г. Москва);</text:p>
            <text:p>Учебный центр "Профессионал" (г. Москва);</text:p>
          </table:table-cell>
          <table:table-cell office:value-type="string" calcext:value-type="string">
            <text:p>54<text:span text:style-name="T2">,3</text:span>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10 лет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Объектно- ориентированное программирование</text:p>
          </table:table-cell>
          <table:table-cell office:value-type="string" calcext:value-type="string">
            <text:p>Запорожцев Иван Федорович</text:p>
          </table:table-cell>
          <table:table-cell table:style-name="ce17" office:value-type="string" calcext:value-type="string">
            <text:p>внешнее совместительство</text:p>
          </table:table-cell>
          <table:table-cell table:style-name="ce21" office:value-type="string" calcext:value-type="string">
            <text:p>Должность – доцент, ученая степень кандидат технических наук, ученое звание отсутствует</text:p>
          </table:table-cell>
          <table:table-cell table:style-name="ce21" office:value-type="string" calcext:value-type="string">
            <text:p>Высшее, специальность – Программное обеспечение вычислительной техники и автоматизированных систем, квалификация – инженер</text:p>
          </table:table-cell>
          <table:table-cell table:style-name="ce24" office:value-type="string" calcext:value-type="string">
            <text:p>-</text:p>
          </table:table-cell>
          <table:table-cell office:value-type="string" calcext:value-type="string">
            <text:p>72<text:span text:style-name="T2">,3</text:span>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10 лет</text:p>
            <text:p/>
          </table:table-cell>
          <table:table-cell table:style-name="ce26" office:value-type="string" calcext:value-type="string">
            <text:p>3 года</text:p>
          </table:table-cell>
        </table:table-row>
        <table:table-row table:style-name="ro9"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Информационные технологии в профессиональной деятельности</text:p>
          </table:table-cell>
          <table:table-cell office:value-type="string" calcext:value-type="string">
            <text:p>Королева Наталья Юрье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- доцент, ученая степень - кандидат педагогических наук, ученое звание - доцент</text:p>
          </table:table-cell>
          <table:table-cell office:value-type="string" calcext:value-type="string">
            <text:p>Высшее, специальность – Физика и французский язык, квалификация – учитель физики и французского языка</text:p>
          </table:table-cell>
          <table:table-cell office:value-type="string" calcext:value-type="string">
            <text:p>– Удостоверение о повышении квалификации № 513103119779 от 28.12.2022 «Оказание первой помощи», 16 часов, ФГБОУ ВО «МАГУ»;</text:p>
            <text:p>– Удостоверение о повышении квалификации № 782416103989 от 13.12.2022 "Практико-ориентированные подходы при реализации компетенций FutureSkills в образовательных организациях высшего образования", 72 часа, ФГАОУ ВО "Санкт-Петербургский государственный университет аэрокосмического приборостроения";</text:p>
            <text:p>– Удостоверение о повышении квалификации № 512417121521 от 23.09.2022 «Сеть Интернет в противодействии террористическим угрозам», 16 часов, ФГБОУ ВО «МАГУ»;</text:p>
            <text:p>– Удостоверение о повышении квалификации № 510400003272 от 11.11.2021 «Основы предпринимательства», 72 часа, ФГБОУ ВО «МАГУ»;</text:p>
            <text:p>– Удостоверение о повышении квалификации №340000158951 от 24.09.2021 г. «Цифровые технологии в современном образовании», 36 часов, НОЦ «Институт непрерывного образования» ФГАОУ  ВО "Сибирский федеральный университет";</text:p>
            <text:p>– Удостоверение о повышении квалификации №160300012389 от 27.07.2021 г. «Цифровые технологии в преподавании профильных дисциплин», 144 часа, АНО ВО «Университет Иннополис»;</text:p>
            <text:p>– Удостоверение о повышении квалификации СП20 00157364 от 27.01.2021 г. "Современный преподаватель дистанционного образования", 16 часов, ООО "Юрайт-Академия", Москва;</text:p>
            <text:p>– Диплом о проф. переподготовке № 482408687425 от 08.03.2019 г. по программе "Профессиональная деятельность в сфере общего образования: учитель информатики в соответствии с ФГОС", Всероссийский научно-образовательный центр "Современные образовательные технологии", Липецк;</text:p>
          </table:table-cell>
          <table:table-cell office:value-type="string" calcext:value-type="string">
            <text:p>36<text:span text:style-name="T1">,2</text:span>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30 лет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Защита информации</text:p>
          </table:table-cell>
          <table:table-cell office:value-type="string" calcext:value-type="string">
            <text:p>Осипчук Илья Сергеевич</text:p>
          </table:table-cell>
          <table:table-cell office:value-type="string" calcext:value-type="string">
            <text:p>по договору ГПХ</text:p>
          </table:table-cell>
          <table:table-cell office:value-type="string" calcext:value-type="string">
            <text:p>Должность – отсутствует, ученая степень отсутствует, ученое звание отсутствует</text:p>
          </table:table-cell>
          <table:table-cell office:value-type="string" calcext:value-type="string">
            <text:p>Высшее, специальность – программное обеспечение вычислительной техники и автоматизированных систем, квалификация – инженер</text:p>
          </table:table-cell>
          <table:table-cell office:value-type="string" calcext:value-type="string">
            <text:p>Диплом о профессиональной переподготовке № 089 от <text:s/>17.05.2019 г. по программе «Организация и технология защиты информации», 502 часа, ЧОУ ДПО «Учебный центр"СпецПроект»</text:p>
          </table:table-cell>
          <table:table-cell office:value-type="string" calcext:value-type="string">
            <text:p>76<text:span text:style-name="T2">,3</text:span>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-</text:p>
            <text:p/>
          </table:table-cell>
          <table:table-cell table:style-name="ce26" office:value-type="string" calcext:value-type="string">
            <text:p>14 лет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Организация ЭВМ</text:p>
          </table:table-cell>
          <table:table-cell office:value-type="string" calcext:value-type="string">
            <text:p>Рындина Татьяна Николае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ст. преподаватель, ученая степень и ученое звание отсутствует</text:p>
          </table:table-cell>
          <table:table-cell office:value-type="string" calcext:value-type="string">
            <text:p>Высшее, специальность – Физика, квалификация – учитель физики</text:p>
          </table:table-cell>
          <table:table-cell office:value-type="string" calcext:value-type="string">
            <text:p>– Удостоверение о повышении квалификации № 513103119909 от 28.12.2022 «Оказание первой помощи», 16 часов, ФГБОУ ВО «МАГУ»;</text:p>
            <text:p>– Удостоверение о повышении квалификации № 513101230296 от 26.11.2021 «Оказание первой помощи», 36 часов, ФГБОУ ВО «МАГУ»;</text:p>
            <text:p>– Удостоверение о повышении квалификации №160300011339 от 27.07.2021 г. «Практико-ориентированные подходы в преподавании профильных ИТ дисциплин», 144 часа, АНО ВО «Университет Иннополис»;</text:p>
          </table:table-cell>
          <table:table-cell office:value-type="string" calcext:value-type="string">
            <text:p>60<text:span text:style-name="T2">,3</text:span>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15 лет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Электротехника</text:p>
          </table:table-cell>
          <table:table-cell office:value-type="string" calcext:value-type="string">
            <text:p>Рындина Татьяна Николае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ст. преподаватель, ученая степень и ученое звание отсутствует</text:p>
          </table:table-cell>
          <table:table-cell office:value-type="string" calcext:value-type="string">
            <text:p>Высшее, специальность – Физика, квалификация – учитель физики</text:p>
          </table:table-cell>
          <table:table-cell office:value-type="string" calcext:value-type="string">
            <text:p>– Удостоверение о повышении квалификации № 513103119909 от 28.12.2022 «Оказание первой помощи», 16 часов, ФГБОУ ВО «МАГУ»;</text:p>
            <text:p>– Удостоверение о повышении квалификации № 513101230296 от 26.11.2021 «Оказание первой помощи», 36 часов, ФГБОУ ВО «МАГУ»;</text:p>
            <text:p>– Удостоверение о повышении квалификации №160300011339 от 27.07.2021 г. «Практико-ориентированные подходы в преподавании профильных ИТ дисциплин», 144 часа, АНО ВО «Университет Иннополис»;</text:p>
          </table:table-cell>
          <table:table-cell table:style-name="ce3" office:value-type="float" office:value="20.2" calcext:value-type="float">
            <text:p>20,2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15 лет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table:style-name="ce2"/>
          <table:table-cell table:style-name="ce6"/>
          <table:table-cell office:value-type="string" calcext:value-type="string">
            <text:p>Парфенов Сергей Анатольевич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старший преподаватель, ученая степень и ученое звание отсутствует</text:p>
          </table:table-cell>
          <table:table-cell office:value-type="string" calcext:value-type="string">
            <text:p>Высшее, Электроэнергетика и электротехника. Профиль (направленность) Электроснабжение, квалификация - бакалавр, направление подготовки - педагогическое образование, направленность - математическое образование и <text:s/>информационные технологии, кваликация - магистр</text:p>
          </table:table-cell>
          <table:table-cell office:value-type="string" calcext:value-type="string">
            <text:p>– Удостоверение о повышении квалификации № 513103119868 от 28.12.2022 «Оказание первой помощи», 16 часов, ФГБОУ ВО «МАГУ»;</text:p>
            <text:p>– Удостоверение о повышении квалификации № 512417121958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Удостоверение о повышении квалификации №160300011031 от 27.07.2021 г. «Внедрение цифровых технологий в образовательные программы», 144 часа, АНО ВО «Университет Иннополис»;</text:p>
            <text:p>– Удостоверение о повышении квалификации № 513101229804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№ 353500000227 от 27.11.2020 г. "Организационные и психолого-педагогические основы инклюзивного высшего образования ("Инклюзивное образование в вузе")", 72 часа, Череповецкий государственный университет;</text:p>
            <text:p>– Удостоверение о повышении квалификации № 513100858166 от 16.04.2020, «Оказание первой помощи», 40 часов, ФГБОУ ВО «Мурманский арктический государственный университет»;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4 года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Электроника</text:p>
          </table:table-cell>
          <table:table-cell office:value-type="string" calcext:value-type="string">
            <text:p>Парфенов Сергей Анатольевич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старший преподаватель, ученая степень и ученое звание отсутствует</text:p>
          </table:table-cell>
          <table:table-cell office:value-type="string" calcext:value-type="string">
            <text:p>Высшее, Электроэнергетика и электротехника. Профиль (направленность) Электроснабжение, квалификация - бакалавр, направление подготовки - педагогическое образование, направленность - математическое образование и <text:s/>информационные технологии, кваликация - магистр</text:p>
          </table:table-cell>
          <table:table-cell office:value-type="string" calcext:value-type="string">
            <text:p>– Удостоверение о повышении квалификации № 513103119868 от 28.12.2022 «Оказание первой помощи», 16 часов, ФГБОУ ВО «МАГУ»;</text:p>
            <text:p>– Удостоверение о повышении квалификации № 512417121958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Удостоверение о повышении квалификации №160300011031 от 27.07.2021 г. «Внедрение цифровых технологий в образовательные программы», 144 часа, АНО ВО «Университет Иннополис»;</text:p>
            <text:p>– Удостоверение о повышении квалификации № 513101229804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№ 353500000227 от 27.11.2020 г. "Организационные и психолого-педагогические основы инклюзивного высшего образования ("Инклюзивное образование в вузе")", 72 часа, Череповецкий государственный университет;</text:p>
            <text:p>– Удостоверение о повышении квалификации № 513100858166 от 16.04.2020, «Оказание первой помощи», 40 часов, ФГБОУ ВО «Мурманский арктический государственный университет»;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4 года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Структуры и алгоритмы обработки данных</text:p>
          </table:table-cell>
          <table:table-cell office:value-type="string" calcext:value-type="string">
            <text:p>Беляев Владимир Яковлевич</text:p>
          </table:table-cell>
          <table:table-cell office:value-type="string" calcext:value-type="string">
            <text:p>основное место</text:p>
          </table:table-cell>
          <table:table-cell table:style-name="ce20" office:value-type="string" calcext:value-type="string">
            <text:p><text:span text:style-name="T2">Должность – доцент,</text:span> <text:span text:style-name="T2">ученая степень - кандидат физико-математических наук, ученое звание - доцент</text:span></text:p>
          </table:table-cell>
          <table:table-cell office:value-type="string" calcext:value-type="string">
            <text:p>Высшее, специальность - Математика, прикладная математика; квалификация – математика, прикладная математика</text:p>
          </table:table-cell>
          <table:table-cell office:value-type="string" calcext:value-type="string">
            <text:p>– Удостоверение о повышении квалификации № 513103119671 от 28.12.2022 «Оказание первой помощи», 16 часов, ФГБОУ ВО «МАГУ»;</text:p>
            <text:p>– Удостоверение о повышении квалификации № 512417121947 от 11.11.2022 г. "Выявление деструктивных субкультур в образовательных учреждениях, местах притяжения и профилактики негативных проявлений в подростковой среде", 36 часов, ФГБОУ ВО «МАГУ»;</text:p>
            <text:p>– Удостоверение о повышении квалификации № 510400003660 от 26.11.2021 «Оказание первой помощи», 36 часов, ФГБОУ ВО «МАГУ»;</text:p>
          </table:table-cell>
          <table:table-cell office:value-type="string" calcext:value-type="string">
            <text:p>72<text:span text:style-name="T1">,3</text:span>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36 лет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Численные методы</text:p>
          </table:table-cell>
          <table:table-cell office:value-type="string" calcext:value-type="string">
            <text:p>Беляев Владимир Яковлевич</text:p>
          </table:table-cell>
          <table:table-cell office:value-type="string" calcext:value-type="string">
            <text:p>основное место</text:p>
          </table:table-cell>
          <table:table-cell table:style-name="ce20" office:value-type="string" calcext:value-type="string">
            <text:p><text:span text:style-name="T2">Должность – доцент,</text:span> <text:span text:style-name="T2">ученая степень - кандидат физико-математических наук, ученое звание - доцент</text:span></text:p>
          </table:table-cell>
          <table:table-cell office:value-type="string" calcext:value-type="string">
            <text:p>Высшее, специальность - Математика, прикладная математика; квалификация – математика, прикладная математика</text:p>
          </table:table-cell>
          <table:table-cell office:value-type="string" calcext:value-type="string">
            <text:p>– Удостоверение о повышении квалификации № 513103119671 от 28.12.2022 «Оказание первой помощи», 16 часов, ФГБОУ ВО «МАГУ»;</text:p>
            <text:p>– Удостоверение о повышении квалификации № 512417121947 от 11.11.2022 г. "Выявление деструктивных субкультур в образовательных учреждениях, местах притяжения и профилактики негативных проявлений в подростковой среде", 36 часов, ФГБОУ ВО «МАГУ»;</text:p>
            <text:p>– Удостоверение о повышении квалификации № 510400003660 от 26.11.2021 «Оказание первой помощи», 36 часов, ФГБОУ ВО «МАГУ»;</text:p>
          </table:table-cell>
          <table:table-cell office:value-type="string" calcext:value-type="string">
            <text:p>60<text:span text:style-name="T1">,3</text:span>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36 лет</text:p>
          </table:table-cell>
          <table:table-cell office:value-type="string" calcext:value-type="string">
            <text:p>-</text:p>
          </table:table-cell>
        </table:table-row>
        <table:table-row table:style-name="ro8">
          <table:table-cell office:value-type="float" office:value="28" calcext:value-type="float">
            <text:p>28</text:p>
          </table:table-cell>
          <table:table-cell office:value-type="string" calcext:value-type="string">
            <text:p>Операционные системы</text:p>
          </table:table-cell>
          <table:table-cell office:value-type="string" calcext:value-type="string">
            <text:p>Ляш Олег Иванович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заведующий кафедрой, <text:s/>степень – кандидат педагогических наук, ученое звание - доцент</text:p>
          </table:table-cell>
          <table:table-cell office:value-type="string" calcext:value-type="string">
            <text:p>Высшее, специальность – Информатика и английский язык, квалификация – учитель информатики и иностранного языка</text:p>
          </table:table-cell>
          <table:table-cell office:value-type="string" calcext:value-type="string">
            <text:p>– Удостоверение о повышении квалификации от 16.12.2022 "Инженер данных", 260 часов, ООО"IT", г. Москва;</text:p>
            <text:p>– Удостоверение о повышении квалификации № 512417121956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Диплом о профессиональной переподготовке ПП №010553 за 2021 год по программе "Разработка приложений виртуальной реальности на движке Unity", ФГАОУ ВО «Национальный исследовательский ядерный университет "МИФИ"», г. Москва;</text:p>
            <text:p>– Удостоверение о повышении квалификации № 510400003709 от 26.11.2021 «Оказание первой помощи», 36 часов, ФГБОУ ВО «МАГУ»;</text:p>
            <text:p>– Удостоверение о повышении квалификации № 510400002806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160300011254 от 27.07.2021 г. «Практико-ориентированные подходы в преподавании профильных ИТ дисциплин», 144 часа, АНО ВО «Университет Иннополис»;</text:p>
            <text:p>– Удостоверение о повышении квалификации № 513101229794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ПК № 046175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(г. Москва);</text:p>
            <text:p>– Диплом о профессиональной переподготовке №512408022351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</table:table-cell>
          <table:table-cell office:value-type="string" calcext:value-type="string">
            <text:p>54<text:span text:style-name="T1">,2</text:span>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18 лет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Сенецкая Лариса Борисо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- доцент, ученая степень - кандидат экономических наук, ученое звание - доцент</text:p>
          </table:table-cell>
          <table:table-cell office:value-type="string" calcext:value-type="string">
            <text:p>высшее - специалитет, специальность - Физика, квалификация - Физик специальность - Финансы и кредит, квалификация -Экономист</text:p>
          </table:table-cell>
          <table:table-cell office:value-type="string" calcext:value-type="string">
            <text:p>Удостоверение о повышении квалификации № 512417122629 от 21.12.2022 «Оказание первой помощи», 40 часов, ФГБОУ ВО «МАГУ»;</text:p>
            <text:p>Удостоверение о повышении квалификации № 512417122569 от 14.12.2022 «Реализация мероприятий Комплексного плана противодействия идеологии терроризма в Российской Федерации», 72 часа, ФГБОУ ВО «МАГУ»;</text:p>
            <text:p>Удостоверение № 160300005069 от 2021 "Практико-ориентированные подходы в преподавании профильных ИТ дисциплин" , 144 ч. АНО ВО "Университет Иннополис";</text:p>
          </table:table-cell>
          <table:table-cell office:value-type="string" calcext:value-type="string">
            <text:p>80<text:span text:style-name="T2">,3</text:span>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29 лет</text:p>
          </table:table-cell>
          <table:table-cell office:value-type="string" calcext:value-type="string">
            <text:p>-</text:p>
          </table:table-cell>
        </table:table-row>
        <table:table-row table:style-name="ro8"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Архитектура вычислительных систем и компьютерных сетей</text:p>
          </table:table-cell>
          <table:table-cell office:value-type="string" calcext:value-type="string">
            <text:p>Ляш Олег Иванович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заведующий кафедрой, <text:s/>степень – кандидат педагогических наук, ученое звание - доцент</text:p>
          </table:table-cell>
          <table:table-cell office:value-type="string" calcext:value-type="string">
            <text:p>Высшее, специальность – Информатика и английский язык, квалификация – учитель информатики и иностранного языка</text:p>
          </table:table-cell>
          <table:table-cell office:value-type="string" calcext:value-type="string">
            <text:p>– Удостоверение о повышении квалификации от 16.12.2022 "Инженер данных", 260 часов, ООО"IT", г. Москва;</text:p>
            <text:p>– Удостоверение о повышении квалификации № 512417121956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Диплом о профессиональной переподготовке ПП №010553 за 2021 год по программе "Разработка приложений виртуальной реальности на движке Unity", ФГАОУ ВО «Национальный исследовательский ядерный университет "МИФИ"», г. Москва;</text:p>
            <text:p>– Удостоверение о повышении квалификации № 510400003709 от 26.11.2021 «Оказание первой помощи», 36 часов, ФГБОУ ВО «МАГУ»;</text:p>
            <text:p>– Удостоверение о повышении квалификации № 510400002806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160300011254 от 27.07.2021 г. «Практико-ориентированные подходы в преподавании профильных ИТ дисциплин», 144 часа, АНО ВО «Университет Иннополис»;</text:p>
            <text:p>– Удостоверение о повышении квалификации № 513101229794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ПК № 046175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(г. Москва);</text:p>
            <text:p>– Диплом о профессиональной переподготовке №512408022351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</table:table-cell>
          <table:table-cell office:value-type="string" calcext:value-type="string">
            <text:p>72<text:span text:style-name="T2">,3</text:span>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18 лет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Web<text:span text:style-name="T1">- программирование и основы </text:span>web<text:span text:style-name="T1">- дизайна</text:span></text:p>
          </table:table-cell>
          <table:table-cell office:value-type="string" calcext:value-type="string">
            <text:p>Козинец Егор Анатольевич</text:p>
          </table:table-cell>
          <table:table-cell office:value-type="string" calcext:value-type="string">
            <text:p>внешнее совместительство</text:p>
          </table:table-cell>
          <table:table-cell office:value-type="string" calcext:value-type="string">
            <text:p>Должность – доцент, ученая степень и ученое звание отсутствует</text:p>
          </table:table-cell>
          <table:table-cell office:value-type="string" calcext:value-type="string">
            <text:p>Высшее, специальность - Прикладная математика и информатика, квалификация - математик, системный программист</text:p>
          </table:table-cell>
          <table:table-cell office:value-type="string" calcext:value-type="string">
            <text:p>– Удостоверение о повышении квалификации № 513103119770 от 28.12.2022 «Оказание первой помощи», 16 часов, ФГБОУ ВО «МАГУ»;</text:p>
          </table:table-cell>
          <table:table-cell office:value-type="string" calcext:value-type="string">
            <text:p>60<text:span text:style-name="T2">,2</text:span>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7 лет</text:p>
          </table:table-cell>
          <table:table-cell table:style-name="ce26" office:value-type="string" calcext:value-type="string">
            <text:p>12 лет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Информационная инфраструктура предприятия</text:p>
          </table:table-cell>
          <table:table-cell office:value-type="string" calcext:value-type="string">
            <text:p>Сенецкая Лариса Борисо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- доцент, ученая степень - кандидат экономических наук, ученое звание - доцент</text:p>
          </table:table-cell>
          <table:table-cell office:value-type="string" calcext:value-type="string">
            <text:p>высшее - специалитет, специальность - Физика, квалификация - Физик специальность - Финансы и кредит, квалификация -Экономист</text:p>
          </table:table-cell>
          <table:table-cell office:value-type="string" calcext:value-type="string">
            <text:p>Удостоверение о повышении квалификации № 512417122629 от 21.12.2022 «Оказание первой помощи», 40 часов, ФГБОУ ВО «МАГУ»;</text:p>
            <text:p>Удостоверение о повышении квалификации № 512417122569 от 14.12.2022 «Реализация мероприятий Комплексного плана противодействия идеологии терроризма в Российской Федерации», 72 часа, ФГБОУ ВО «МАГУ»;</text:p>
            <text:p>Удостоверение № 160300005069 от 2021 "Практико-ориентированные подходы в преподавании профильных ИТ дисциплин" , 144 ч. АНО ВО "Университет Иннополис";</text:p>
          </table:table-cell>
          <table:table-cell office:value-type="string" calcext:value-type="string">
            <text:p>36<text:span text:style-name="T1">,2</text:span>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29 лет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Системный анализ и принятие решений</text:p>
          </table:table-cell>
          <table:table-cell office:value-type="string" calcext:value-type="string">
            <text:p>Богомолов Роман Анатольевич</text:p>
          </table:table-cell>
          <table:table-cell office:value-type="string" calcext:value-type="string">
            <text:p>основное место</text:p>
          </table:table-cell>
          <table:table-cell table:style-name="ce20" office:value-type="string" calcext:value-type="string">
            <text:p><text:span text:style-name="T2">Должность – доцент,</text:span> <text:span text:style-name="T2">ученая степень - кандидат физико-математических наук, ученое звание - доцент</text:span></text:p>
          </table:table-cell>
          <table:table-cell office:value-type="string" calcext:value-type="string">
            <text:p>высшее - специалитет, специальность - Математика, квалификация – Математика,преподаватель</text:p>
          </table:table-cell>
          <table:table-cell office:value-type="string" calcext:value-type="string">
            <text:p>– Удостоверение о повышении квалификации № 513103119677 от 28.12.2022 «Оказание первой помощи», 16 часов, ФГБОУ ВО «МАГУ»;</text:p>
          </table:table-cell>
          <table:table-cell office:value-type="string" calcext:value-type="string">
            <text:p>72<text:span text:style-name="T1">,3</text:span>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31 год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Методы обработки экспериментальных данных</text:p>
          </table:table-cell>
          <table:table-cell office:value-type="string" calcext:value-type="string">
            <text:p>Баженова Ксения Александро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доцент, ученая степень - кандидат экономических наук, ученое звание - отсутствует</text:p>
          </table:table-cell>
          <table:table-cell office:value-type="string" calcext:value-type="string">
            <text:p>высшее - специалитет, специальность - Математика, квалификация - учитель математики и информатики</text:p>
          </table:table-cell>
          <table:table-cell/>
          <table:table-cell office:value-type="string" calcext:value-type="string">
            <text:p>60<text:span text:style-name="T1">,3</text:span>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20 лет</text:p>
          </table:table-cell>
          <table:table-cell office:value-type="string" calcext:value-type="string">
            <text:p>-</text:p>
          </table:table-cell>
        </table:table-row>
        <table:table-row table:style-name="ro8"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Курсовая работа по модулю направления</text:p>
          </table:table-cell>
          <table:table-cell office:value-type="string" calcext:value-type="string">
            <text:p>Ляш Олег Иванович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заведующий кафедрой, <text:s/>степень – кандидат педагогических наук, ученое звание - доцент</text:p>
          </table:table-cell>
          <table:table-cell office:value-type="string" calcext:value-type="string">
            <text:p>Высшее, специальность – Информатика и английский язык, квалификация – учитель информатики и иностранного языка</text:p>
          </table:table-cell>
          <table:table-cell office:value-type="string" calcext:value-type="string">
            <text:p>– Удостоверение о повышении квалификации от 16.12.2022 "Инженер данных", 260 часов, ООО"IT", г. Москва;</text:p>
            <text:p>– Удостоверение о повышении квалификации № 512417121956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Диплом о профессиональной переподготовке ПП №010553 за 2021 год по программе "Разработка приложений виртуальной реальности на движке Unity", ФГАОУ ВО «Национальный исследовательский ядерный университет "МИФИ"», г. Москва;</text:p>
            <text:p>– Удостоверение о повышении квалификации № 510400003709 от 26.11.2021 «Оказание первой помощи», 36 часов, ФГБОУ ВО «МАГУ»;</text:p>
            <text:p>– Удостоверение о повышении квалификации № 510400002806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160300011254 от 27.07.2021 г. «Практико-ориентированные подходы в преподавании профильных ИТ дисциплин», 144 часа, АНО ВО «Университет Иннополис»;</text:p>
            <text:p>– Удостоверение о повышении квалификации № 513101229794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ПК № 046175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(г. Москва);</text:p>
            <text:p>– Диплом о профессиональной переподготовке №512408022351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18 лет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7" office:value-type="string" calcext:value-type="string">
            <text:p>Стандартизация, сертификация и управление качеством программного обеспечения</text:p>
          </table:table-cell>
          <table:table-cell table:style-name="ce13" office:value-type="string" calcext:value-type="string">
            <text:p>Крупорницкий Дмитрий Анатольевич</text:p>
          </table:table-cell>
          <table:table-cell table:style-name="ce14" office:value-type="string" calcext:value-type="string">
            <text:p>по договору ГПХ</text:p>
          </table:table-cell>
          <table:table-cell office:value-type="string" calcext:value-type="string">
            <text:p>Должность – отсутствует, ученая степень и ученое звание отсутствует</text:p>
          </table:table-cell>
          <table:table-cell table:style-name="ce13" office:value-type="string" calcext:value-type="string">
            <text:p>Высшее, специальность - Автоматизация технологических процессов и производств, квалификация – инженер; Высшее, специальность - Юриспруденция, квалификация – юрист</text:p>
          </table:table-cell>
          <table:table-cell office:value-type="string" calcext:value-type="string">
            <text:p>– Удостоверение о повышении квалификации № 513103119785 от 28.12.2022 «Оказание первой помощи», 16 часов, ФГБОУ ВО «МАГУ»;</text:p>
          </table:table-cell>
          <table:table-cell office:value-type="string" calcext:value-type="string">
            <text:p>60<text:span text:style-name="T1">,3</text:span>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19 лет</text:p>
          </table:table-cell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Университетский проект</text:p>
          </table:table-cell>
          <table:table-cell office:value-type="string" calcext:value-type="string">
            <text:p>Лазарева Ирина Михайловна</text:p>
          </table:table-cell>
          <table:table-cell office:value-type="string" calcext:value-type="string">
            <text:p>основное место</text:p>
          </table:table-cell>
          <table:table-cell table:style-name="ce20" office:value-type="string" calcext:value-type="string">
            <text:p><text:span text:style-name="T2">Должность – доцент,</text:span> <text:span text:style-name="T2">ученая степень - кандидат физико-математических наук, ученое звание - доцент</text:span></text:p>
          </table:table-cell>
          <table:table-cell office:value-type="string" calcext:value-type="string">
            <text:p>Высшее, специальность – Прикладная математика <text:s/>и информатика, квалификация – математика</text:p>
          </table:table-cell>
          <table:table-cell office:value-type="string" calcext:value-type="string">
            <text:p>– Удостоверение о повышении квалификации № 513103119799 от 28.12.2022 «Оказание первой помощи», 16 часов, ФГБОУ ВО «МАГУ»;</text:p>
            <text:p>– Удостоверение о повышении квалификации №160300018366 от 30.11.2021 г. «Внедрение практико-ориентированных подходов при проектировании компонентов образовательных програм в области ИТ», 144 часа, АНО ВО «Университет Иннополис»;</text:p>
            <text:p>– Диплом о профессиональной переподготовке ПП №010350 за 2021 год по программе "Большие данные и цифровой образовательный инжиниринг", ФГАОУ ВО «Национальный исследовательский ядерный университет "МИФИ"», г. Москва;</text:p>
            <text:p>– Удостоверение о повышении квалификации № 510400002801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 510400002617 от 11.05.2021 «Контрактная система в сфере закупок товаров, работ и услуг», 36 часов, ФГБОУ ВО «МАГУ»;</text:p>
            <text:p>– Удостоверение о повышении квалификации № 513101229791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УПК 19092942 от 02.12.2020, "Роль университета в развитии российских регионов и вывод их на международные рынки", 60 часов, Центр дополнительного образования "Горизонт" Российского университета дружбы народов;</text:p>
            <text:p>– Удостоверение о повышении квалификации ПК № 046158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 (г. Москва);</text:p>
            <text:p>– Диплом о профессиональной переподготовке №512408022348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</table:table-cell>
          <table:table-cell office:value-type="string" calcext:value-type="string">
            <text:p>42<text:span text:style-name="T1">,2</text:span>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32 года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Автоматизированные системы обработки информации</text:p>
          </table:table-cell>
          <table:table-cell office:value-type="string" calcext:value-type="string">
            <text:p>Сенецкая Лариса Борисо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- доцент, ученая степень - кандидат экономических наук, ученое звание - доцент</text:p>
          </table:table-cell>
          <table:table-cell office:value-type="string" calcext:value-type="string">
            <text:p>высшее - специалитет, специальность - Физика, квалификация - Физик специальность - Финансы и кредит, квалификация -Экономист</text:p>
          </table:table-cell>
          <table:table-cell office:value-type="string" calcext:value-type="string">
            <text:p>Удостоверение о повышении квалификации № 512417122629 от 21.12.2022 «Оказание первой помощи», 40 часов, ФГБОУ ВО «МАГУ»;</text:p>
            <text:p>Удостоверение о повышении квалификации № 512417122569 от 14.12.2022 «Реализация мероприятий Комплексного плана противодействия идеологии терроризма в Российской Федерации», 72 часа, ФГБОУ ВО «МАГУ»;</text:p>
            <text:p>Удостоверение № 160300005069 от 2021 "Практико-ориентированные подходы в преподавании профильных ИТ дисциплин" , 144 ч. АНО ВО "Университет Иннополис";</text:p>
          </table:table-cell>
          <table:table-cell office:value-type="string" calcext:value-type="string">
            <text:p>54<text:span text:style-name="T1">,2</text:span>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29 лет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Моделирование бизнес-процессов</text:p>
          </table:table-cell>
          <table:table-cell office:value-type="string" calcext:value-type="string">
            <text:p>Сенецкая Лариса Борисо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- доцент, ученая степень - кандидат экономических наук, ученое звание - доцент</text:p>
          </table:table-cell>
          <table:table-cell office:value-type="string" calcext:value-type="string">
            <text:p>высшее - специалитет, специальность - Физика, квалификация - Физик специальность - Финансы и кредит, квалификация -Экономист</text:p>
          </table:table-cell>
          <table:table-cell office:value-type="string" calcext:value-type="string">
            <text:p>Удостоверение о повышении квалификации № 512417122629 от 21.12.2022 «Оказание первой помощи», 40 часов, ФГБОУ ВО «МАГУ»;</text:p>
            <text:p>Удостоверение о повышении квалификации № 512417122569 от 14.12.2022 «Реализация мероприятий Комплексного плана противодействия идеологии терроризма в Российской Федерации», 72 часа, ФГБОУ ВО «МАГУ»;</text:p>
            <text:p>Удостоверение № 160300005069 от 2021 "Практико-ориентированные подходы в преподавании профильных ИТ дисциплин" , 144 ч. АНО ВО "Университет Иннополис";</text:p>
          </table:table-cell>
          <table:table-cell office:value-type="string" calcext:value-type="string">
            <text:p>54<text:span text:style-name="T1">,2</text:span>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29 лет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Технология проектирования информационных систем</text:p>
          </table:table-cell>
          <table:table-cell office:value-type="string" calcext:value-type="string">
            <text:p>Сенецкая Лариса Борисо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- доцент, ученая степень - кандидат экономических наук, ученое звание - доцент</text:p>
          </table:table-cell>
          <table:table-cell office:value-type="string" calcext:value-type="string">
            <text:p>высшее - специалитет, специальность - Физика, квалификация - Физик специальность - Финансы и кредит, квалификация -Экономист</text:p>
          </table:table-cell>
          <table:table-cell office:value-type="string" calcext:value-type="string">
            <text:p>Удостоверение о повышении квалификации № 512417122629 от 21.12.2022 «Оказание первой помощи», 40 часов, ФГБОУ ВО «МАГУ»;</text:p>
            <text:p>Удостоверение о повышении квалификации № 512417122569 от 14.12.2022 «Реализация мероприятий Комплексного плана противодействия идеологии терроризма в Российской Федерации», 72 часа, ФГБОУ ВО «МАГУ»;</text:p>
            <text:p>Удостоверение № 160300005069 от 2021 "Практико-ориентированные подходы в преподавании профильных ИТ дисциплин" , 144 ч. АНО ВО "Университет Иннополис";</text:p>
          </table:table-cell>
          <table:table-cell office:value-type="string" calcext:value-type="string">
            <text:p>72<text:span text:style-name="T1">,3</text:span>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29 лет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Основы программирования и конфигурирования в корпоративных информационных системах</text:p>
          </table:table-cell>
          <table:table-cell table:style-name="ce14" office:value-type="string" calcext:value-type="string">
            <text:p>Бетева Оксана Анатольевна</text:p>
          </table:table-cell>
          <table:table-cell table:style-name="ce17" office:value-type="string" calcext:value-type="string">
            <text:p>по договору ГПХ</text:p>
          </table:table-cell>
          <table:table-cell table:style-name="ce21" office:value-type="string" calcext:value-type="string">
            <text:p>Должность – отсутствует, ученая степень и ученое звание отсутствует</text:p>
          </table:table-cell>
          <table:table-cell table:style-name="ce18" office:value-type="string" calcext:value-type="string">
            <text:p>Высшее, специальность – Вычислительные машины, комплексы, системы и сети</text:p>
          </table:table-cell>
          <table:table-cell/>
          <table:table-cell office:value-type="string" calcext:value-type="string">
            <text:p>54<text:span text:style-name="T1">,2</text:span>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8 лет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Компьютерное моделирование</text:p>
          </table:table-cell>
          <table:table-cell office:value-type="string" calcext:value-type="string">
            <text:p>Павлов Николай Александрович</text:p>
          </table:table-cell>
          <table:table-cell office:value-type="string" calcext:value-type="string">
            <text:p>по договору ГПХ</text:p>
          </table:table-cell>
          <table:table-cell office:value-type="string" calcext:value-type="string">
            <text:p>Должность – отсутствует, ученая степень отсутствует, ученое звание отсутствует</text:p>
          </table:table-cell>
          <table:table-cell office:value-type="string" calcext:value-type="string">
            <text:p>Высшее, специальность - Физика с дополнительной специальностью Информатика, квалификация - учитель физики и информатики</text:p>
          </table:table-cell>
          <table:table-cell/>
          <table:table-cell office:value-type="string" calcext:value-type="string">
            <text:p>72<text:span text:style-name="T1">,3</text:span>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19 лет</text:p>
          </table:table-cell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Интеллектуальные системы</text:p>
          </table:table-cell>
          <table:table-cell office:value-type="string" calcext:value-type="string">
            <text:p>Ляш Олег Иванович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заведующий кафедрой, <text:s/>степень – кандидат педагогических наук, ученое звание - доцент</text:p>
          </table:table-cell>
          <table:table-cell office:value-type="string" calcext:value-type="string">
            <text:p>Высшее, специальность – Информатика и английский язык, квалификация – учитель информатики и иностранного языка</text:p>
          </table:table-cell>
          <table:table-cell office:value-type="string" calcext:value-type="string">
            <text:p>– Удостоверение о повышении квалификации от 16.12.2022 "Инженер данных", 260 часов, ООО"IT", г. Москва;</text:p>
            <text:p>– Удостоверение о повышении квалификации № 512417121956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Диплом о профессиональной переподготовке ПП №010553 за 2021 год по программе "Разработка приложений виртуальной реальности на движке Unity", ФГАОУ ВО «Национальный исследовательский ядерный университет "МИФИ"», г. Москва;</text:p>
            <text:p>– Удостоверение о повышении квалификации № 510400003709 от 26.11.2021 «Оказание первой помощи», 36 часов, ФГБОУ ВО «МАГУ»;</text:p>
            <text:p>– Удостоверение о повышении квалификации № 510400002806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160300011254 от 27.07.2021 г. «Практико-ориентированные подходы в преподавании профильных ИТ дисциплин», 144 часа, АНО ВО «Университет Иннополис»;</text:p>
            <text:p>– Удостоверение о повышении квалификации № 513101229794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ПК № 046175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(г. Москва);</text:p>
            <text:p>– Диплом о профессиональной переподготовке №512408022351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</table:table-cell>
          <table:table-cell office:value-type="string" calcext:value-type="string">
            <text:p>54<text:span text:style-name="T1">,2</text:span>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18 лет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Управление и обмен данными в корпоративных информационных системах</text:p>
          </table:table-cell>
          <table:table-cell table:style-name="ce14" office:value-type="string" calcext:value-type="string">
            <text:p>Бетева Оксана Анатольевна</text:p>
          </table:table-cell>
          <table:table-cell table:style-name="ce17" office:value-type="string" calcext:value-type="string">
            <text:p>по договору ГПХ</text:p>
          </table:table-cell>
          <table:table-cell table:style-name="ce21" office:value-type="string" calcext:value-type="string">
            <text:p>Должность – отсутствует, ученая степень и ученое звание отсутствует</text:p>
          </table:table-cell>
          <table:table-cell table:style-name="ce18" office:value-type="string" calcext:value-type="string">
            <text:p>Высшее, специальность – Вычислительные машины, комплексы, системы и сети</text:p>
          </table:table-cell>
          <table:table-cell/>
          <table:table-cell office:value-type="string" calcext:value-type="string">
            <text:p>54<text:span text:style-name="T1">,2</text:span>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8 лет</text:p>
          </table:table-cell>
        </table:table-row>
        <table:table-row table:style-name="ro8"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Курсовая работа по модулю "Модуль профиля"</text:p>
          </table:table-cell>
          <table:table-cell office:value-type="string" calcext:value-type="string">
            <text:p>Ляш Олег Иванович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заведующий кафедрой, <text:s/>степень – кандидат педагогических наук, ученое звание - доцент</text:p>
          </table:table-cell>
          <table:table-cell office:value-type="string" calcext:value-type="string">
            <text:p>Высшее, специальность – Информатика и английский язык, квалификация – учитель информатики и иностранного языка</text:p>
          </table:table-cell>
          <table:table-cell office:value-type="string" calcext:value-type="string">
            <text:p>– Удостоверение о повышении квалификации от 16.12.2022 "Инженер данных", 260 часов, ООО"IT", г. Москва;</text:p>
            <text:p>– Удостоверение о повышении квалификации № 512417121956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Диплом о профессиональной переподготовке ПП №010553 за 2021 год по программе "Разработка приложений виртуальной реальности на движке Unity", ФГАОУ ВО «Национальный исследовательский ядерный университет "МИФИ"», г. Москва;</text:p>
            <text:p>– Удостоверение о повышении квалификации № 510400003709 от 26.11.2021 «Оказание первой помощи», 36 часов, ФГБОУ ВО «МАГУ»;</text:p>
            <text:p>– Удостоверение о повышении квалификации № 510400002806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160300011254 от 27.07.2021 г. «Практико-ориентированные подходы в преподавании профильных ИТ дисциплин», 144 часа, АНО ВО «Университет Иннополис»;</text:p>
            <text:p>– Удостоверение о повышении квалификации № 513101229794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ПК № 046175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(г. Москва);</text:p>
            <text:p>– Диплом о профессиональной переподготовке №512408022351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18 лет</text:p>
          </table:table-cell>
          <table:table-cell office:value-type="string" calcext:value-type="string">
            <text:p>-</text:p>
          </table:table-cell>
        </table:table-row>
        <table:table-row table:style-name="ro8">
          <table:table-cell office:value-type="float" office:value="46" calcext:value-type="float">
            <text:p>46</text:p>
          </table:table-cell>
          <table:table-cell table:style-name="ce7" office:value-type="string" calcext:value-type="string">
            <text:p>Современные технологии в Арктических исследованиях</text:p>
          </table:table-cell>
          <table:table-cell office:value-type="string" calcext:value-type="string">
            <text:p>Лазарева Ирина Михайловна</text:p>
          </table:table-cell>
          <table:table-cell office:value-type="string" calcext:value-type="string">
            <text:p>основное место</text:p>
          </table:table-cell>
          <table:table-cell table:style-name="ce20" office:value-type="string" calcext:value-type="string">
            <text:p><text:span text:style-name="T2">Должность – доцент,</text:span> <text:span text:style-name="T2">ученая степень - кандидат физико-математических наук, ученое звание - доцент</text:span></text:p>
          </table:table-cell>
          <table:table-cell office:value-type="string" calcext:value-type="string">
            <text:p>Высшее, специальность – Прикладная математика <text:s/>и информатика, квалификация – математика</text:p>
          </table:table-cell>
          <table:table-cell office:value-type="string" calcext:value-type="string">
            <text:p>– Удостоверение о повышении квалификации № 513103119799 от 28.12.2022 «Оказание первой помощи», 16 часов, ФГБОУ ВО «МАГУ»;</text:p>
            <text:p>– Удостоверение о повышении квалификации №160300018366 от 30.11.2021 г. «Внедрение практико-ориентированных подходов при проектировании компонентов образовательных програм в области ИТ», 144 часа, АНО ВО «Университет Иннополис»;</text:p>
            <text:p>– Диплом о профессиональной переподготовке ПП №010350 за 2021 год по программе "Большие данные и цифровой образовательный инжиниринг", ФГАОУ ВО «Национальный исследовательский ядерный университет "МИФИ"», г. Москва;</text:p>
            <text:p>– Удостоверение о повышении квалификации № 510400002801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 510400002617 от 11.05.2021 «Контрактная система в сфере закупок товаров, работ и услуг», 36 часов, ФГБОУ ВО «МАГУ»;</text:p>
            <text:p>– Удостоверение о повышении квалификации № 513101229791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УПК 19092942 от 02.12.2020, "Роль университета в развитии российских регионов и вывод их на международные рынки", 60 часов, Центр дополнительного образования "Горизонт" Российского университета дружбы народов;</text:p>
            <text:p>– Удостоверение о повышении квалификации ПК № 046158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 (г. Москва);</text:p>
            <text:p>– Диплом о профессиональной переподготовке №512408022348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</table:table-cell>
          <table:table-cell office:value-type="string" calcext:value-type="string">
            <text:p>36<text:span text:style-name="T1">,2</text:span>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32 года</text:p>
          </table:table-cell>
          <table:table-cell office:value-type="string" calcext:value-type="string">
            <text:p>-</text:p>
          </table:table-cell>
        </table:table-row>
        <table:table-row table:style-name="ro8">
          <table:table-cell office:value-type="float" office:value="47" calcext:value-type="float">
            <text:p>47</text:p>
          </table:table-cell>
          <table:table-cell table:style-name="ce7" office:value-type="string" calcext:value-type="string">
            <text:p>Информационные технологии в Арктических исследованиях</text:p>
          </table:table-cell>
          <table:table-cell office:value-type="string" calcext:value-type="string">
            <text:p>Лазарева Ирина Михайловна</text:p>
          </table:table-cell>
          <table:table-cell office:value-type="string" calcext:value-type="string">
            <text:p>основное место</text:p>
          </table:table-cell>
          <table:table-cell table:style-name="ce20" office:value-type="string" calcext:value-type="string">
            <text:p><text:span text:style-name="T2">Должность – доцент,</text:span> <text:span text:style-name="T2">ученая степень - кандидат физико-математических наук, ученое звание - доцент</text:span></text:p>
          </table:table-cell>
          <table:table-cell office:value-type="string" calcext:value-type="string">
            <text:p>Высшее, специальность – Прикладная математика <text:s/>и информатика, квалификация – математика</text:p>
          </table:table-cell>
          <table:table-cell office:value-type="string" calcext:value-type="string">
            <text:p>– Удостоверение о повышении квалификации № 513103119799 от 28.12.2022 «Оказание первой помощи», 16 часов, ФГБОУ ВО «МАГУ»;</text:p>
            <text:p>– Удостоверение о повышении квалификации №160300018366 от 30.11.2021 г. «Внедрение практико-ориентированных подходов при проектировании компонентов образовательных програм в области ИТ», 144 часа, АНО ВО «Университет Иннополис»;</text:p>
            <text:p>– Диплом о профессиональной переподготовке ПП №010350 за 2021 год по программе "Большие данные и цифровой образовательный инжиниринг", ФГАОУ ВО «Национальный исследовательский ядерный университет "МИФИ"», г. Москва;</text:p>
            <text:p>– Удостоверение о повышении квалификации № 510400002801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 510400002617 от 11.05.2021 «Контрактная система в сфере закупок товаров, работ и услуг», 36 часов, ФГБОУ ВО «МАГУ»;</text:p>
            <text:p>– Удостоверение о повышении квалификации № 513101229791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УПК 19092942 от 02.12.2020, "Роль университета в развитии российских регионов и вывод их на международные рынки", 60 часов, Центр дополнительного образования "Горизонт" Российского университета дружбы народов;</text:p>
            <text:p>– Удостоверение о повышении квалификации ПК № 046158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 (г. Москва);</text:p>
            <text:p>– Диплом о профессиональной переподготовке №512408022348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 года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7" office:value-type="string" calcext:value-type="string">
            <text:p>Английский язык в профессиональной сфере</text:p>
          </table:table-cell>
          <table:table-cell table:style-name="ce15" office:value-type="string" calcext:value-type="string">
            <text:p>Пастушкова Марина Анатольевна</text:p>
          </table:table-cell>
          <table:table-cell table:style-name="ce5" office:value-type="string" calcext:value-type="string">
            <text:p>основное место</text:p>
          </table:table-cell>
          <table:table-cell table:style-name="ce18" office:value-type="string" calcext:value-type="string">
            <text:p>Доцент, ученая степень - кандидат педагогических наук, ученое звание отсутствует</text:p>
          </table:table-cell>
          <table:table-cell table:style-name="ce9" office:value-type="string" calcext:value-type="string">
            <text:p><text:span text:style-name="T1">Высшее - специалитет, специальность – Филология,</text:span> <text:span text:style-name="T1">квалификация –   Филолог;</text:span></text:p>
            <text:p>Высшее - специалитет, специальность – Педагогика и психология (дошкольная) с дополнительной специальностью иностранный язык (английский),  квалификация – Педагог-психолог, учитель английского языка; Высшее - специалитет, специальность – Юриспруденция, квалификация – Юрист</text:p>
          </table:table-cell>
          <table:table-cell table:style-name="ce25" office:value-type="string" calcext:value-type="string">
            <text:p><text:span text:style-name="T3">Удостоверение о повышении квалификации № 160300012901 от 27.07.2021 </text:span><text:span text:style-name="T4">"Цифровые технологии в преподавании профильных дисциплин", 144 часа, АНО ВО «Университет Иннополдис».</text:span></text:p>
            <text:p><text:span text:style-name="T3">Удостоверение о повышении квалификации № 510000040336 от 24.03.2021, </text:span><text:span text:style-name="T4">"Методика проверки заданий с развернутым ответом КИМ ЕГЭ", 18 часов, Институт развития образования.</text:span></text:p>
            <text:p><text:span text:style-name="T3">Удостоверение о повышении квалификации № 510000040647 от 31.03.2021, </text:span><text:span text:style-name="T4">"Методика проверки заданий с развернутым ответом КИМ ЕГЭ", 18 часов, Институт развития образования</text:span></text:p>
          </table:table-cell>
          <table:table-cell office:value-type="string" calcext:value-type="string">
            <text:p>36<text:span text:style-name="T1">,2</text:span>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16 лет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Деловой английский язык</text:p>
          </table:table-cell>
          <table:table-cell table:style-name="ce15" office:value-type="string" calcext:value-type="string">
            <text:p>Пастушкова Марина Анатольевна</text:p>
          </table:table-cell>
          <table:table-cell table:style-name="ce7" office:value-type="string" calcext:value-type="string">
            <text:p>основное место</text:p>
          </table:table-cell>
          <table:table-cell table:style-name="ce18" office:value-type="string" calcext:value-type="string">
            <text:p>Доцент, ученая степень - кандидат педагогических наук, ученое звание отсутствует</text:p>
          </table:table-cell>
          <table:table-cell table:style-name="ce9" office:value-type="string" calcext:value-type="string">
            <text:p><text:span text:style-name="T1">Высшее - специалитет, специальность – Филология,</text:span> <text:span text:style-name="T1">квалификация –   Филолог;</text:span></text:p>
            <text:p>Высшее - специалитет, специальность – Педагогика и психология (дошкольная) с дополнительной специальностью иностранный язык (английский),  квалификация – Педагог-психолог, учитель английского языка; Высшее - специалитет, специальность – Юриспруденция, квалификация – Юрист</text:p>
          </table:table-cell>
          <table:table-cell table:style-name="ce25" office:value-type="string" calcext:value-type="string">
            <text:p><text:span text:style-name="T3">Удостоверение о повышении квалификации № 160300012901 от 27.07.2021 </text:span><text:span text:style-name="T4">"Цифровые технологии в преподавании профильных дисциплин", 144 часа, АНО ВО «Университет Иннополдис».</text:span></text:p>
            <text:p><text:span text:style-name="T3">Удостоверение о повышении квалификации № 510000040336 от 24.03.2021, </text:span><text:span text:style-name="T4">"Методика проверки заданий с развернутым ответом КИМ ЕГЭ", 18 часов, Институт развития образования.</text:span></text:p>
            <text:p><text:span text:style-name="T3">Удостоверение о повышении квалификации № 510000040647 от 31.03.2021, </text:span><text:span text:style-name="T4">"Методика проверки заданий с развернутым ответом КИМ ЕГЭ", 18 часов, Институт развития образования</text:span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 лет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Клиент-серверные технологии разработки программного обеспечения</text:p>
          </table:table-cell>
          <table:table-cell office:value-type="string" calcext:value-type="string">
            <text:p>Козинец Егор Анатольевич</text:p>
          </table:table-cell>
          <table:table-cell office:value-type="string" calcext:value-type="string">
            <text:p>внешнее совместительство</text:p>
          </table:table-cell>
          <table:table-cell office:value-type="string" calcext:value-type="string">
            <text:p>Должность – доцент, ученая степень и ученое звание отсутствует</text:p>
          </table:table-cell>
          <table:table-cell office:value-type="string" calcext:value-type="string">
            <text:p>Высшее, специальность - Прикладная математика и информатика, квалификация - математик, системный программист</text:p>
          </table:table-cell>
          <table:table-cell office:value-type="string" calcext:value-type="string">
            <text:p>– Удостоверение о повышении квалификации № 513103119770 от 28.12.2022 «Оказание первой помощи», 16 часов, ФГБОУ ВО «МАГУ»;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 лет</text:p>
          </table:table-cell>
          <table:table-cell table:style-name="ce26" office:value-type="string" calcext:value-type="string">
            <text:p>12 лет</text:p>
          </table:table-cell>
        </table:table-row>
        <table:table-row table:style-name="ro9">
          <table:table-cell office:value-type="float" office:value="51" calcext:value-type="float">
            <text:p>51</text:p>
          </table:table-cell>
          <table:table-cell table:style-name="ce7" office:value-type="string" calcext:value-type="string">
            <text:p>Моделирование в трехмерных компьютерных средах</text:p>
          </table:table-cell>
          <table:table-cell office:value-type="string" calcext:value-type="string">
            <text:p>Королева Наталья Юрье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- доцент, ученая степень - кандидат педагогических наук, ученое звание - доцент</text:p>
          </table:table-cell>
          <table:table-cell office:value-type="string" calcext:value-type="string">
            <text:p>Высшее, специальность – Физика и французский язык, квалификация – учитель физики и французского языка</text:p>
          </table:table-cell>
          <table:table-cell office:value-type="string" calcext:value-type="string">
            <text:p>– Удостоверение о повышении квалификации № 513103119779 от 28.12.2022 «Оказание первой помощи», 16 часов, ФГБОУ ВО «МАГУ»;</text:p>
            <text:p>– Удостоверение о повышении квалификации № 782416103989 от 13.12.2022 "Практико-ориентированные подходы при реализации компетенций FutureSkills в образовательных организациях высшего образования", 72 часа, ФГАОУ ВО "Санкт-Петербургский государственный университет аэрокосмического приборостроения";</text:p>
            <text:p>– Удостоверение о повышении квалификации № 512417121521 от 23.09.2022 «Сеть Интернет в противодействии террористическим угрозам», 16 часов, ФГБОУ ВО «МАГУ»;</text:p>
            <text:p>– Удостоверение о повышении квалификации № 510400003272 от 11.11.2021 «Основы предпринимательства», 72 часа, ФГБОУ ВО «МАГУ»;</text:p>
            <text:p>– Удостоверение о повышении квалификации №340000158951 от 24.09.2021 г. «Цифровые технологии в современном образовании», 36 часов, НОЦ «Институт непрерывного образования» ФГАОУ  ВО "Сибирский федеральный университет";</text:p>
            <text:p>– Удостоверение о повышении квалификации №160300012389 от 27.07.2021 г. «Цифровые технологии в преподавании профильных дисциплин», 144 часа, АНО ВО «Университет Иннополис»;</text:p>
            <text:p>– Удостоверение о повышении квалификации СП20 00157364 от 27.01.2021 г. "Современный преподаватель дистанционного образования", 16 часов, ООО "Юрайт-Академия", Москва;</text:p>
            <text:p>– Диплом о проф. переподготовке № 482408687425 от 08.03.2019 г. по программе "Профессиональная деятельность в сфере общего образования: учитель информатики в соответствии с ФГОС", Всероссийский научно-образовательный центр "Современные образовательные технологии", Липецк;</text:p>
          </table:table-cell>
          <table:table-cell office:value-type="string" calcext:value-type="string">
            <text:p>36<text:span text:style-name="T1">,2</text:span>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30 лет</text:p>
          </table:table-cell>
          <table:table-cell office:value-type="string" calcext:value-type="string">
            <text:p>-</text:p>
          </table:table-cell>
        </table:table-row>
        <table:table-row table:style-name="ro8">
          <table:table-cell office:value-type="float" office:value="52" calcext:value-type="float">
            <text:p>52</text:p>
          </table:table-cell>
          <table:table-cell table:style-name="ce7" office:value-type="string" calcext:value-type="string">
            <text:p>Развертывание и настройка тематических сайтов</text:p>
          </table:table-cell>
          <table:table-cell office:value-type="string" calcext:value-type="string">
            <text:p>Ляш Олег Иванович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заведующий кафедрой, <text:s/>степень – кандидат педагогических наук, ученое звание - доцент</text:p>
          </table:table-cell>
          <table:table-cell office:value-type="string" calcext:value-type="string">
            <text:p>Высшее, специальность – Информатика и английский язык, квалификация – учитель информатики и иностранного языка</text:p>
          </table:table-cell>
          <table:table-cell office:value-type="string" calcext:value-type="string">
            <text:p>– Удостоверение о повышении квалификации от 16.12.2022 "Инженер данных", 260 часов, ООО"IT", г. Москва;</text:p>
            <text:p>– Удостоверение о повышении квалификации № 512417121956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Диплом о профессиональной переподготовке ПП №010553 за 2021 год по программе "Разработка приложений виртуальной реальности на движке Unity", ФГАОУ ВО «Национальный исследовательский ядерный университет "МИФИ"», г. Москва;</text:p>
            <text:p>– Удостоверение о повышении квалификации № 510400003709 от 26.11.2021 «Оказание первой помощи», 36 часов, ФГБОУ ВО «МАГУ»;</text:p>
            <text:p>– Удостоверение о повышении квалификации № 510400002806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160300011254 от 27.07.2021 г. «Практико-ориентированные подходы в преподавании профильных ИТ дисциплин», 144 часа, АНО ВО «Университет Иннополис»;</text:p>
            <text:p>– Удостоверение о повышении квалификации № 513101229794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ПК № 046175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(г. Москва);</text:p>
            <text:p>– Диплом о профессиональной переподготовке №512408022351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</table:table-cell>
          <table:table-cell office:value-type="string" calcext:value-type="string">
            <text:p>36<text:span text:style-name="T1">,2</text:span>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18 лет</text:p>
          </table:table-cell>
          <table:table-cell office:value-type="string" calcext:value-type="string">
            <text:p>-</text:p>
          </table:table-cell>
        </table:table-row>
        <table:table-row table:style-name="ro7">
          <table:table-cell office:value-type="float" office:value="53" calcext:value-type="float">
            <text:p>53</text:p>
          </table:table-cell>
          <table:table-cell office:value-type="string" calcext:value-type="string">
            <text:p>Средства визуального анализа</text:p>
          </table:table-cell>
          <table:table-cell office:value-type="string" calcext:value-type="string">
            <text:p>Ляш Ася Анатолье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доцент, <text:s/>степень – кандидат педагогических наук, ученое звание отсутствует</text:p>
          </table:table-cell>
          <table:table-cell office:value-type="string" calcext:value-type="string">
            <text:p>Высшее, специальность – Физика, квалификация – учитель физики и информатики</text:p>
          </table:table-cell>
          <table:table-cell office:value-type="string" calcext:value-type="string">
            <text:p>– Удостоверение о повышении квалификации № 512417121955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Сертификат о повышении квалификации №231904Н от 21.04.2022 по ДППО "Онлайн-проект: 50 идей для игр в онлайн обучении и не только",36 часов, Ракурс: Первый online-магазин</text:p>
            <text:p>«Все для дистанционного</text:p>
            <text:p>обучения, online-коммуникаций, автоматизации работы HR»;</text:p>
            <text:p>– Диплом о профессиональной переподготовке ПП №010918 за 2021 год по программе "Управление проектной деятельностью в цифровой образовательной среде университета", ФГАОУ ВО «Национальный исследовательский ядерный университет "МИФИ"», г. Москва;</text:p>
            <text:p>– Удостоверение о повышении квалификации № 510400002805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160300012582 от 27.07.2021 г. «Цифровые технологии в преподавании профильных дисциплин», 144 часа, АНО ВО «Университет Иннополис»;</text:p>
            <text:p>– Удостоверение о повышении квалификации № 513101229793 от 06.05.2021 «Современные подходы к организации воспитательного процесса в вузе», 36 часов, ФГБОУ ВО «МАГУ»</text:p>
            <text:p>– Диплом о профессиональной переподготовке №512408022350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  <text:p>– Удостоверение о повышении квалификации ПК № 046638 за 2020 г. «Анализ изображений» (в форме стажировки), 18 часов, ФГАОУ ВО «Национальный исследовательский ядерный университет "МИФИ"»  (г. Москва);</text:p>
            <text:p>– Удостоверение о повышении квалификации ПК № 046174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(г. Москва);</text:p>
            <text:p>Учебный центр "Профессионал" (г. Москва);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лет</text:p>
          </table:table-cell>
          <table:table-cell office:value-type="string" calcext:value-type="string">
            <text:p>-</text:p>
          </table:table-cell>
        </table:table-row>
        <table:table-row table:style-name="ro8">
          <table:table-cell office:value-type="float" office:value="54" calcext:value-type="float">
            <text:p>54</text:p>
          </table:table-cell>
          <table:table-cell table:style-name="ce7" office:value-type="string" calcext:value-type="string">
            <text:p>Настройка и обслуживание компьютерных сетей</text:p>
          </table:table-cell>
          <table:table-cell office:value-type="string" calcext:value-type="string">
            <text:p>Ляш Олег Иванович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заведующий кафедрой, <text:s/>степень – кандидат педагогических наук, ученое звание - доцент</text:p>
          </table:table-cell>
          <table:table-cell office:value-type="string" calcext:value-type="string">
            <text:p>Высшее, специальность – Информатика и английский язык, квалификация – учитель информатики и иностранного языка</text:p>
          </table:table-cell>
          <table:table-cell office:value-type="string" calcext:value-type="string">
            <text:p>– Удостоверение о повышении квалификации от 16.12.2022 "Инженер данных", 260 часов, ООО"IT", г. Москва;</text:p>
            <text:p>– Удостоверение о повышении квалификации № 512417121956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Диплом о профессиональной переподготовке ПП №010553 за 2021 год по программе "Разработка приложений виртуальной реальности на движке Unity", ФГАОУ ВО «Национальный исследовательский ядерный университет "МИФИ"», г. Москва;</text:p>
            <text:p>– Удостоверение о повышении квалификации № 510400003709 от 26.11.2021 «Оказание первой помощи», 36 часов, ФГБОУ ВО «МАГУ»;</text:p>
            <text:p>– Удостоверение о повышении квалификации № 510400002806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160300011254 от 27.07.2021 г. «Практико-ориентированные подходы в преподавании профильных ИТ дисциплин», 144 часа, АНО ВО «Университет Иннополис»;</text:p>
            <text:p>– Удостоверение о повышении квалификации № 513101229794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ПК № 046175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(г. Москва);</text:p>
            <text:p>– Диплом о профессиональной переподготовке №512408022351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</table:table-cell>
          <table:table-cell office:value-type="string" calcext:value-type="string">
            <text:p>54<text:span text:style-name="T2">,2</text:span>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18 лет</text:p>
          </table:table-cell>
          <table:table-cell office:value-type="string" calcext:value-type="string">
            <text:p>-</text:p>
          </table:table-cell>
        </table:table-row>
        <table:table-row table:style-name="ro7">
          <table:table-cell office:value-type="float" office:value="55" calcext:value-type="float">
            <text:p>55</text:p>
          </table:table-cell>
          <table:table-cell office:value-type="string" calcext:value-type="string">
            <text:p>Управление IT- проектами</text:p>
          </table:table-cell>
          <table:table-cell office:value-type="string" calcext:value-type="string">
            <text:p>Ляш Ася Анатолье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доцент, <text:s/>степень – кандидат педагогических наук, ученое звание отсутствует</text:p>
          </table:table-cell>
          <table:table-cell office:value-type="string" calcext:value-type="string">
            <text:p>Высшее, специальность – Физика, квалификация – учитель физики и информатики</text:p>
          </table:table-cell>
          <table:table-cell office:value-type="string" calcext:value-type="string">
            <text:p>– Удостоверение о повышении квалификации № 512417121955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Сертификат о повышении квалификации №231904Н от 21.04.2022 по ДППО "Онлайн-проект: 50 идей для игр в онлайн обучении и не только",36 часов, Ракурс: Первый online-магазин</text:p>
            <text:p>«Все для дистанционного</text:p>
            <text:p>обучения, online-коммуникаций, автоматизации работы HR»;</text:p>
            <text:p>– Диплом о профессиональной переподготовке ПП №010918 за 2021 год по программе "Управление проектной деятельностью в цифровой образовательной среде университета", ФГАОУ ВО «Национальный исследовательский ядерный университет "МИФИ"», г. Москва;</text:p>
            <text:p>– Удостоверение о повышении квалификации № 510400002805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160300012582 от 27.07.2021 г. «Цифровые технологии в преподавании профильных дисциплин», 144 часа, АНО ВО «Университет Иннополис»;</text:p>
            <text:p>– Удостоверение о повышении квалификации № 513101229793 от 06.05.2021 «Современные подходы к организации воспитательного процесса в вузе», 36 часов, ФГБОУ ВО «МАГУ»</text:p>
            <text:p>– Диплом о профессиональной переподготовке №512408022350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  <text:p>– Удостоверение о повышении квалификации ПК № 046638 за 2020 г. «Анализ изображений» (в форме стажировки), 18 часов, ФГАОУ ВО «Национальный исследовательский ядерный университет "МИФИ"»  (г. Москва);</text:p>
            <text:p>– Удостоверение о повышении квалификации ПК № 046174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(г. Москва);</text:p>
            <text:p>Учебный центр "Профессионал" (г. Москва);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лет</text:p>
          </table:table-cell>
          <table:table-cell office:value-type="string" calcext:value-type="string">
            <text:p>-</text:p>
          </table:table-cell>
        </table:table-row>
        <table:table-row table:style-name="ro8">
          <table:table-cell office:value-type="float" office:value="56" calcext:value-type="float">
            <text:p>56</text:p>
          </table:table-cell>
          <table:table-cell table:style-name="ce7" office:value-type="string" calcext:value-type="string">
            <text:p>Разработка приложений для мобильных устройств</text:p>
          </table:table-cell>
          <table:table-cell office:value-type="string" calcext:value-type="string">
            <text:p>Ляш Олег Иванович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заведующий кафедрой, <text:s/>степень – кандидат педагогических наук, ученое звание - доцент</text:p>
          </table:table-cell>
          <table:table-cell office:value-type="string" calcext:value-type="string">
            <text:p>Высшее, специальность – Информатика и английский язык, квалификация – учитель информатики и иностранного языка</text:p>
          </table:table-cell>
          <table:table-cell office:value-type="string" calcext:value-type="string">
            <text:p>– Удостоверение о повышении квалификации от 16.12.2022 "Инженер данных", 260 часов, ООО"IT", г. Москва;</text:p>
            <text:p>– Удостоверение о повышении квалификации № 512417121956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Диплом о профессиональной переподготовке ПП №010553 за 2021 год по программе "Разработка приложений виртуальной реальности на движке Unity", ФГАОУ ВО «Национальный исследовательский ядерный университет "МИФИ"», г. Москва;</text:p>
            <text:p>– Удостоверение о повышении квалификации № 510400003709 от 26.11.2021 «Оказание первой помощи», 36 часов, ФГБОУ ВО «МАГУ»;</text:p>
            <text:p>– Удостоверение о повышении квалификации № 510400002806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160300011254 от 27.07.2021 г. «Практико-ориентированные подходы в преподавании профильных ИТ дисциплин», 144 часа, АНО ВО «Университет Иннополис»;</text:p>
            <text:p>– Удостоверение о повышении квалификации № 513101229794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ПК № 046175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(г. Москва);</text:p>
            <text:p>– Диплом о профессиональной переподготовке №512408022351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</table:table-cell>
          <table:table-cell office:value-type="string" calcext:value-type="string">
            <text:p>54<text:span text:style-name="T2">,2</text:span>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18 лет</text:p>
          </table:table-cell>
          <table:table-cell office:value-type="string" calcext:value-type="string">
            <text:p>-</text:p>
          </table:table-cell>
        </table:table-row>
        <table:table-row table:style-name="ro8">
          <table:table-cell office:value-type="float" office:value="57" calcext:value-type="float">
            <text:p>57</text:p>
          </table:table-cell>
          <table:table-cell table:style-name="ce7" office:value-type="string" calcext:value-type="string">
            <text:p>Основы разработки кросс- платформенных приложений</text:p>
          </table:table-cell>
          <table:table-cell office:value-type="string" calcext:value-type="string">
            <text:p>Ляш Олег Иванович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заведующий кафедрой, <text:s/>степень – кандидат педагогических наук, ученое звание - доцент</text:p>
          </table:table-cell>
          <table:table-cell office:value-type="string" calcext:value-type="string">
            <text:p>Высшее, специальность – Информатика и английский язык, квалификация – учитель информатики и иностранного языка</text:p>
          </table:table-cell>
          <table:table-cell office:value-type="string" calcext:value-type="string">
            <text:p>– Удостоверение о повышении квалификации от 16.12.2022 "Инженер данных", 260 часов, ООО"IT", г. Москва;</text:p>
            <text:p>– Удостоверение о повышении квалификации № 512417121956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Диплом о профессиональной переподготовке ПП №010553 за 2021 год по программе "Разработка приложений виртуальной реальности на движке Unity", ФГАОУ ВО «Национальный исследовательский ядерный университет "МИФИ"», г. Москва;</text:p>
            <text:p>– Удостоверение о повышении квалификации № 510400003709 от 26.11.2021 «Оказание первой помощи», 36 часов, ФГБОУ ВО «МАГУ»;</text:p>
            <text:p>– Удостоверение о повышении квалификации № 510400002806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160300011254 от 27.07.2021 г. «Практико-ориентированные подходы в преподавании профильных ИТ дисциплин», 144 часа, АНО ВО «Университет Иннополис»;</text:p>
            <text:p>– Удостоверение о повышении квалификации № 513101229794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ПК № 046175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(г. Москва);</text:p>
            <text:p>– Диплом о профессиональной переподготовке №512408022351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 лет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Общая физическая подготовка</text:p>
          </table:table-cell>
          <table:table-cell office:value-type="string" calcext:value-type="string">
            <text:p>Чернова Ольга Александровна</text:p>
          </table:table-cell>
          <table:table-cell office:value-type="string" calcext:value-type="string">
            <text:p>основное место</text:p>
          </table:table-cell>
          <table:table-cell table:style-name="ce19" office:value-type="string" calcext:value-type="string">
            <text:p>Должность - Старший преподаватель,</text:p>
            <text:p>ученая степень отсутствует,</text:p>
            <text:p>ученое звание отсутствует</text:p>
          </table:table-cell>
          <table:table-cell office:value-type="string" calcext:value-type="string">
            <text:p>высшее - магистратура, Педагогическое образование, направленность (профиль) Физкультурно-оздоровительное образование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224<text:span text:style-name="T2">,2</text:span>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4 года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Лечебная физическая культура</text:p>
          </table:table-cell>
          <table:table-cell table:style-name="ce15" office:value-type="string" calcext:value-type="string">
            <text:p>Чуракова</text:p>
            <text:p>Анна</text:p>
            <text:p>Владимировна</text:p>
          </table:table-cell>
          <table:table-cell table:style-name="ce15" office:value-type="string" calcext:value-type="string">
            <text:p>основное место</text:p>
          </table:table-cell>
          <table:table-cell table:style-name="ce18" office:value-type="string" calcext:value-type="string">
            <text:p>Должность - Старший преподаватель,</text:p>
            <text:p>ученая степень отсутствует,</text:p>
            <text:p>ученое звание отсутствует</text:p>
          </table:table-cell>
          <table:table-cell table:style-name="ce18" office:value-type="string" calcext:value-type="string">
            <text:p>Высшее – бакалавриат,</text:p>
            <text:p>Физическая культура,</text:p>
            <text:p>Бакалавр физической культуры</text:p>
            <text:p>Высшее – магистратура, Физкультурно-оздоровительное образование, Магистр</text:p>
          </table:table-cell>
          <table:table-cell table:style-name="ce27" office:value-type="string" calcext:value-type="string">
            <text:p>-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2<text:span text:style-name="T2">0</text:span> <text:span text:style-name="T2">л</text:span>ет</text:p>
          </table:table-cell>
          <table:table-cell table:style-name="ce30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Баскетбол</text:p>
          </table:table-cell>
          <table:table-cell table:style-name="ce15" office:value-type="string" calcext:value-type="string">
            <text:p>Куц</text:p>
            <text:p>Евгений</text:p>
            <text:p>Сергеевич</text:p>
          </table:table-cell>
          <table:table-cell table:style-name="ce18" office:value-type="string" calcext:value-type="string">
            <text:p>основное место</text:p>
            <text:p>Трудовой договор расторгнут</text:p>
          </table:table-cell>
          <table:table-cell table:style-name="ce18" office:value-type="string" calcext:value-type="string">
            <text:p>Должность - Ассистент,</text:p>
            <text:p>ученая степень отсутствует, ученое звание отсутствует</text:p>
          </table:table-cell>
          <table:table-cell table:style-name="ce18" office:value-type="string" calcext:value-type="string">
            <text:p>Высшее – специалитет, Физическая культура, Педагог по физической культуре</text:p>
          </table:table-cell>
          <table:table-cell table:style-name="ce27"/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1 год</text:p>
          </table:table-cell>
          <table:table-cell table:style-name="ce30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Волейбол</text:p>
          </table:table-cell>
          <table:table-cell table:style-name="ce15" office:value-type="string" calcext:value-type="string">
            <text:p>Чунин</text:p>
            <text:p>Александр</text:p>
            <text:p>Игоревич</text:p>
          </table:table-cell>
          <table:table-cell table:style-name="ce15" office:value-type="string" calcext:value-type="string">
            <text:p>основное место</text:p>
          </table:table-cell>
          <table:table-cell table:style-name="ce18" office:value-type="string" calcext:value-type="string">
            <text:p>Должность - Старший преподаватель,</text:p>
            <text:p>ученая степень отсутствует, ученое звание отсутствует</text:p>
          </table:table-cell>
          <table:table-cell table:style-name="ce18" office:value-type="string" calcext:value-type="string">
            <text:p>Высшее – специалитет, специалитет, Дошкольная педагогика и психология, Преподаватель дошкольной педагогики и психологии</text:p>
          </table:table-cell>
          <table:table-cell table:style-name="ce27" office:value-type="string" calcext:value-type="string">
            <text:p>-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<text:span text:style-name="T2">7</text:span> лет</text:p>
          </table:table-cell>
          <table:table-cell table:style-name="ce30"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Настольный теннис</text:p>
          </table:table-cell>
          <table:table-cell table:style-name="ce15" office:value-type="string" calcext:value-type="string">
            <text:p>Чайников</text:p>
            <text:p>Сергей</text:p>
            <text:p>Александрович</text:p>
          </table:table-cell>
          <table:table-cell table:style-name="ce15" office:value-type="string" calcext:value-type="string">
            <text:p>основное место</text:p>
          </table:table-cell>
          <table:table-cell table:style-name="ce18" office:value-type="string" calcext:value-type="string">
            <text:p>Должность - Доцент,</text:p>
            <text:p>кандидат педагогических наук,</text:p>
            <text:p>доцент</text:p>
          </table:table-cell>
          <table:table-cell table:style-name="ce18" office:value-type="string" calcext:value-type="string">
            <text:p>Высшее – специалитет, Физическая культура, Тренер по спортивным играм</text:p>
          </table:table-cell>
          <table:table-cell table:style-name="ce27"/>
          <table:table-cell table:number-columns-repeated="2"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3<text:span text:style-name="T2">3</text:span> <text:span text:style-name="T2">г</text:span>ода</text:p>
          </table:table-cell>
          <table:table-cell table:style-name="ce30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Фитнес-аэробика</text:p>
          </table:table-cell>
          <table:table-cell table:style-name="ce15" office:value-type="string" calcext:value-type="string">
            <text:p>Киевская</text:p>
            <text:p>Ольга</text:p>
            <text:p>Геннадьевна</text:p>
          </table:table-cell>
          <table:table-cell table:style-name="ce15" office:value-type="string" calcext:value-type="string">
            <text:p>основное место</text:p>
          </table:table-cell>
          <table:table-cell table:style-name="ce18" office:value-type="string" calcext:value-type="string">
            <text:p>Должность - профессор, кандидат педагогических наук, профессор</text:p>
          </table:table-cell>
          <table:table-cell table:style-name="ce18" office:value-type="string" calcext:value-type="string">
            <text:p>Высшее – специалитет – специалитет, Физическая культура и спорт, Преподаватель физической культура и спорта</text:p>
          </table:table-cell>
          <table:table-cell table:style-name="ce27"/>
          <table:table-cell table:number-columns-repeated="2"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<text:span text:style-name="T2">2</text:span>9 лет</text:p>
          </table:table-cell>
          <table:table-cell table:style-name="ce3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Футбол</text:p>
          </table:table-cell>
          <table:table-cell table:style-name="ce15" office:value-type="string" calcext:value-type="string">
            <text:p>Шаповалов Дмитрий</text:p>
            <text:p>Павлович</text:p>
          </table:table-cell>
          <table:table-cell table:style-name="ce18" office:value-type="string" calcext:value-type="string">
            <text:p>внешний совместитель</text:p>
            <text:p>Трудовой договор расторгнут</text:p>
          </table:table-cell>
          <table:table-cell table:style-name="ce18" office:value-type="string" calcext:value-type="string">
            <text:p>Должность - Старший преподаватель, ученая степень отсутствует, ученое звание отсутствует</text:p>
          </table:table-cell>
          <table:table-cell table:style-name="ce18" office:value-type="string" calcext:value-type="string">
            <text:p>Высшее – специалитет, Безопасность жизнедеятельности, Учитель безопасности жизнедеятельности</text:p>
          </table:table-cell>
          <table:table-cell table:style-name="ce27" office:value-type="string" calcext:value-type="string">
            <text:p>-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0" office:value-type="string" calcext:value-type="string">
            <text:p>6 лет</text:p>
          </table:table-cell>
          <table:table-cell table:style-name="ce30"/>
        </table:table-row>
        <table:table-row table:style-name="ro6">
          <table:table-cell office:value-type="float" office:value="65" calcext:value-type="float">
            <text:p>65</text:p>
          </table:table-cell>
          <table:table-cell office:value-type="string" calcext:value-type="string">
            <text:p>Введение в проектную деятельность</text:p>
          </table:table-cell>
          <table:table-cell office:value-type="string" calcext:value-type="string">
            <text:p>Распопова Алла Юрьевна</text:p>
          </table:table-cell>
          <table:table-cell table:style-name="ce16" office:value-type="string" calcext:value-type="string">
            <text:p>основное место</text:p>
          </table:table-cell>
          <table:table-cell office:value-type="string" calcext:value-type="string">
            <text:p>Должность - доцент, ученая степень - кандидат экономических наук, ученое звание - отсутствует</text:p>
          </table:table-cell>
          <table:table-cell office:value-type="string" calcext:value-type="string">
            <text:p>высшее - специалитет, специальность - Бухгалтерский учет и аудит, квалификация - Экономист</text:p>
          </table:table-cell>
          <table:table-cell table:style-name="ce20" office:value-type="string" calcext:value-type="string">
            <text:p>Удостоверение о повышении квалификации № № ФГ-000363 от 2020 г. «Подготовка педагогов, тьюторов в области преподавания финансовой грамотности, различным целевым группам сельского населения», 16 часов, АНО «Институт дополнительного образования „Международный финансовый центр“»</text:p>
            <text:p><text:span text:style-name="T2">Удостоверение о повышении квалификации № № 180002335272 от 2020 г. «Интеллектуальная собственность в цифровой экономике: от заявки до внедрения», 24 часа, АНО «Институт дополнительного образования „Международный финансовый центр“».</text:span> <text:span text:style-name="T2">ФГБОУ «Федеральный институт промышленной собственности»</text:span></text:p>
            <text:p>– Удостоверение о повышении квалификации № 510400002827 от 2021г. «Требования ФЗ «О персональных данных» от 27.07.2006 «152-ФЗ»», 24 часа, ФГБОУ ВО «МАГУ»</text:p>
          </table:table-cell>
          <table:table-cell table:style-name="ce3" office:value-type="float" office:value="42.2" calcext:value-type="float">
            <text:p>42,2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11 лет</text:p>
          </table:table-cell>
          <table:table-cell office:value-type="string" calcext:value-type="string">
            <text:p>-</text:p>
          </table:table-cell>
        </table:table-row>
        <table:table-row table:style-name="ro8">
          <table:table-cell table:style-name="ce3" office:value-type="float" office:value="66" calcext:value-type="float">
            <text:p>66</text:p>
          </table:table-cell>
          <table:table-cell table:style-name="ce7" office:value-type="string" calcext:value-type="string">
            <text:p>Проект направленности (профиля)</text:p>
          </table:table-cell>
          <table:table-cell office:value-type="string" calcext:value-type="string">
            <text:p>Ляш Олег Иванович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заведующий кафедрой, <text:s/>степень – кандидат педагогических наук, ученое звание - доцент</text:p>
          </table:table-cell>
          <table:table-cell office:value-type="string" calcext:value-type="string">
            <text:p>Высшее, специальность – Информатика и английский язык, квалификация – учитель информатики и иностранного языка</text:p>
          </table:table-cell>
          <table:table-cell office:value-type="string" calcext:value-type="string">
            <text:p>– Удостоверение о повышении квалификации от 16.12.2022 "Инженер данных", 260 часов, ООО"IT", г. Москва;</text:p>
            <text:p>– Удостоверение о повышении квалификации № 512417121956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Диплом о профессиональной переподготовке ПП №010553 за 2021 год по программе "Разработка приложений виртуальной реальности на движке Unity", ФГАОУ ВО «Национальный исследовательский ядерный университет "МИФИ"», г. Москва;</text:p>
            <text:p>– Удостоверение о повышении квалификации № 510400003709 от 26.11.2021 «Оказание первой помощи», 36 часов, ФГБОУ ВО «МАГУ»;</text:p>
            <text:p>– Удостоверение о повышении квалификации № 510400002806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160300011254 от 27.07.2021 г. «Практико-ориентированные подходы в преподавании профильных ИТ дисциплин», 144 часа, АНО ВО «Университет Иннополис»;</text:p>
            <text:p>– Удостоверение о повышении квалификации № 513101229794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ПК № 046175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(г. Москва);</text:p>
            <text:p>– Диплом о профессиональной переподготовке №512408022351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</table:table-cell>
          <table:table-cell table:style-name="ce29" office:value-type="float" office:value="42.2" calcext:value-type="float">
            <text:p>42,2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18 лет</text:p>
          </table:table-cell>
          <table:table-cell office:value-type="string" calcext:value-type="string">
            <text:p>-</text:p>
          </table:table-cell>
        </table:table-row>
        <table:table-row table:style-name="ro7">
          <table:table-cell table:style-name="ce3" office:value-type="float" office:value="67" calcext:value-type="float">
            <text:p>67</text:p>
          </table:table-cell>
          <table:table-cell table:style-name="ce7" office:value-type="string" calcext:value-type="string">
            <text:p>Учебная практика, ознакомительная практика</text:p>
          </table:table-cell>
          <table:table-cell office:value-type="string" calcext:value-type="string">
            <text:p>Ляш Ася Анатолье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доцент, <text:s/>степень – кандидат педагогических наук, ученое звание отсутствует</text:p>
          </table:table-cell>
          <table:table-cell office:value-type="string" calcext:value-type="string">
            <text:p>Высшее, специальность – Физика, квалификация – учитель физики и информатики</text:p>
          </table:table-cell>
          <table:table-cell office:value-type="string" calcext:value-type="string">
            <text:p>– Удостоверение о повышении квалификации № 512417121955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Сертификат о повышении квалификации №231904Н от 21.04.2022 по ДППО "Онлайн-проект: 50 идей для игр в онлайн обучении и не только",36 часов, Ракурс: Первый online-магазин</text:p>
            <text:p>«Все для дистанционного</text:p>
            <text:p>обучения, online-коммуникаций, автоматизации работы HR»;</text:p>
            <text:p>– Диплом о профессиональной переподготовке ПП №010918 за 2021 год по программе "Управление проектной деятельностью в цифровой образовательной среде университета", ФГАОУ ВО «Национальный исследовательский ядерный университет "МИФИ"», г. Москва;</text:p>
            <text:p>– Удостоверение о повышении квалификации № 510400002805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160300012582 от 27.07.2021 г. «Цифровые технологии в преподавании профильных дисциплин», 144 часа, АНО ВО «Университет Иннополис»;</text:p>
            <text:p>– Удостоверение о повышении квалификации № 513101229793 от 06.05.2021 «Современные подходы к организации воспитательного процесса в вузе», 36 часов, ФГБОУ ВО «МАГУ»</text:p>
            <text:p>– Диплом о профессиональной переподготовке №512408022350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  <text:p>– Удостоверение о повышении квалификации ПК № 046638 за 2020 г. «Анализ изображений» (в форме стажировки), 18 часов, ФГАОУ ВО «Национальный исследовательский ядерный университет "МИФИ"»  (г. Москва);</text:p>
            <text:p>– Удостоверение о повышении квалификации ПК № 046174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(г. Москва);</text:p>
            <text:p>Учебный центр "Профессионал" (г. Москва);</text:p>
          </table:table-cell>
          <table:table-cell table:style-name="ce29" office:value-type="float" office:value="1.5" calcext:value-type="float">
            <text:p>1,5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10 лет</text:p>
          </table:table-cell>
          <table:table-cell office:value-type="string" calcext:value-type="string">
            <text:p>-</text:p>
          </table:table-cell>
        </table:table-row>
        <table:table-row table:style-name="ro8">
          <table:table-cell office:value-type="float" office:value="68" calcext:value-type="float">
            <text:p>68</text:p>
          </table:table-cell>
          <table:table-cell table:style-name="ce7" office:value-type="string" calcext:value-type="string">
            <text:p>Учебная практика, технологическая (проектно- технологическая) практика</text:p>
          </table:table-cell>
          <table:table-cell office:value-type="string" calcext:value-type="string">
            <text:p>Лазарева Ирина Михайловна</text:p>
          </table:table-cell>
          <table:table-cell office:value-type="string" calcext:value-type="string">
            <text:p>основное место</text:p>
          </table:table-cell>
          <table:table-cell table:style-name="ce20" office:value-type="string" calcext:value-type="string">
            <text:p><text:span text:style-name="T2">Должность – доцент,</text:span> <text:span text:style-name="T2">ученая степень - кандидат физико-математических наук, ученое звание - доцент</text:span></text:p>
          </table:table-cell>
          <table:table-cell office:value-type="string" calcext:value-type="string">
            <text:p>Высшее, специальность – Прикладная математика <text:s/>и информатика, квалификация – математика</text:p>
          </table:table-cell>
          <table:table-cell office:value-type="string" calcext:value-type="string">
            <text:p>– Удостоверение о повышении квалификации № 513103119799 от 28.12.2022 «Оказание первой помощи», 16 часов, ФГБОУ ВО «МАГУ»;</text:p>
            <text:p>– Удостоверение о повышении квалификации №160300018366 от 30.11.2021 г. «Внедрение практико-ориентированных подходов при проектировании компонентов образовательных програм в области ИТ», 144 часа, АНО ВО «Университет Иннополис»;</text:p>
            <text:p>– Диплом о профессиональной переподготовке ПП №010350 за 2021 год по программе "Большие данные и цифровой образовательный инжиниринг", ФГАОУ ВО «Национальный исследовательский ядерный университет "МИФИ"», г. Москва;</text:p>
            <text:p>– Удостоверение о повышении квалификации № 510400002801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 510400002617 от 11.05.2021 «Контрактная система в сфере закупок товаров, работ и услуг», 36 часов, ФГБОУ ВО «МАГУ»;</text:p>
            <text:p>– Удостоверение о повышении квалификации № 513101229791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УПК 19092942 от 02.12.2020, "Роль университета в развитии российских регионов и вывод их на международные рынки", 60 часов, Центр дополнительного образования "Горизонт" Российского университета дружбы народов;</text:p>
            <text:p>– Удостоверение о повышении квалификации ПК № 046158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 (г. Москва);</text:p>
            <text:p>– Диплом о профессиональной переподготовке №512408022348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</table:table-cell>
          <table:table-cell table:style-name="ce29" office:value-type="float" office:value="3" calcext:value-type="float">
            <text:p>3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32 года</text:p>
          </table:table-cell>
          <table:table-cell office:value-type="string" calcext:value-type="string">
            <text:p>-</text:p>
          </table:table-cell>
        </table:table-row>
        <table:table-row table:style-name="ro8">
          <table:table-cell office:value-type="float" office:value="69" calcext:value-type="float">
            <text:p>69</text:p>
          </table:table-cell>
          <table:table-cell table:style-name="ce7" office:value-type="string" calcext:value-type="string">
            <text:p>Производственная практика, технологическая (проектно- технологическая) практика</text:p>
          </table:table-cell>
          <table:table-cell office:value-type="string" calcext:value-type="string">
            <text:p>Ляш Олег Иванович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заведующий кафедрой, <text:s/>степень – кандидат педагогических наук, ученое звание - доцент</text:p>
          </table:table-cell>
          <table:table-cell office:value-type="string" calcext:value-type="string">
            <text:p>Высшее, специальность – Информатика и английский язык, квалификация – учитель информатики и иностранного языка</text:p>
          </table:table-cell>
          <table:table-cell office:value-type="string" calcext:value-type="string">
            <text:p>– Удостоверение о повышении квалификации от 16.12.2022 "Инженер данных", 260 часов, ООО"IT", г. Москва;</text:p>
            <text:p>– Удостоверение о повышении квалификации № 512417121956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Диплом о профессиональной переподготовке ПП №010553 за 2021 год по программе "Разработка приложений виртуальной реальности на движке Unity", ФГАОУ ВО «Национальный исследовательский ядерный университет "МИФИ"», г. Москва;</text:p>
            <text:p>– Удостоверение о повышении квалификации № 510400003709 от 26.11.2021 «Оказание первой помощи», 36 часов, ФГБОУ ВО «МАГУ»;</text:p>
            <text:p>– Удостоверение о повышении квалификации № 510400002806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160300011254 от 27.07.2021 г. «Практико-ориентированные подходы в преподавании профильных ИТ дисциплин», 144 часа, АНО ВО «Университет Иннополис»;</text:p>
            <text:p>– Удостоверение о повышении квалификации № 513101229794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ПК № 046175 за 2020 г. «Организация проектной работы обучающихся младших курсов» (в форме стажировки), 16 часов, ФГАОУ ВО «Национальный исследовательский ядерный университет "МИФИ"»  (г. Москва);</text:p>
            <text:p>– Диплом о профессиональной переподготовке №512408022351 от 28.05.2020 по программе "Ведение профессиональной деятельности в сфере высшего образования при реализации педагогической и проектной деятельности" ФГБОУ ВО «МАГУ»;</text:p>
          </table:table-cell>
          <table:table-cell table:style-name="ce29" office:value-type="float" office:value="3" calcext:value-type="float">
            <text:p>3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18 лет</text:p>
          </table:table-cell>
          <table:table-cell office:value-type="string" calcext:value-type="string">
            <text:p>-</text:p>
          </table:table-cell>
        </table:table-row>
        <table:table-row table:style-name="ro9">
          <table:table-cell office:value-type="float" office:value="70" calcext:value-type="float">
            <text:p>70</text:p>
          </table:table-cell>
          <table:table-cell table:style-name="ce7" office:value-type="string" calcext:value-type="string">
            <text:p>Производственная практика, технологическая (проектно- технологическая) практика</text:p>
          </table:table-cell>
          <table:table-cell office:value-type="string" calcext:value-type="string">
            <text:p>Левитес Вера Владимиро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– заведующий кафедрой высшей математики и физики, ученая степень - кандидат педагогических наук, ученое звание отсутствует</text:p>
          </table:table-cell>
          <table:table-cell office:value-type="string" calcext:value-type="string">
            <text:p>Высшее, специальность – Математика, информатика и вычислительная техника, квалификация – учитель математики и информатики</text:p>
          </table:table-cell>
          <table:table-cell office:value-type="string" calcext:value-type="string">
            <text:p>– Удостоверение о повышении квалификации № 513103119801 от 28.12.2022 «Оказание первой помощи», 16 часов, ФГБОУ ВО «МАГУ»;</text:p>
            <text:p>– Удостоверение о повышении квалификации № 782416103991 от 13.12.2022 "Практико-ориентированные подходы при реализации компетенций FutureSkills в образовательных организациях высшего образования", 72 часа, ФГАОУ ВО "Санкт-Петербургский государственный университет аэрокосмического приборостроения";</text:p>
            <text:p>– Удостоверение о повышении квалификации № 512417121952 от 11.11.2022 «Выявление деструктивных субкультур в образовательных учреждениях, местах притяжения и профилактики негативных проявлений в подростковой среде», 36 часов, ФГБОУ ВО «МАГУ»;</text:p>
            <text:p>– Удостоверение о повышении квалификации №160300018366 от 30.11.2021 г. «Прикладной искусственный интеллект в программах дисциплин», 144 часа, АНО ВО «Университет Иннополис»;</text:p>
            <text:p>– Удостоверение о повышении квалификации № 510400003273 от 11.11.2021 «Основы предпринимательства», 72 часа, ФГБОУ ВО «МАГУ»;</text:p>
            <text:p>– Удостоверение о повышении квалификации № 510400002802 от 27.05.2021 «Требования Федерального закона "О персональных данных" от 27.06.2006 №152-ФЗ », 24 часа, ФГБОУ ВО «МАГУ»;</text:p>
            <text:p>– Удостоверение о повышении квалификации № 513101229792 от 06.05.2021 «Современные подходы к организации воспитательного процесса в вузе», 36 часов, ФГБОУ ВО «МАГУ»</text:p>
            <text:p>– Удостоверение о повышении квалификации УПК 19092944 от 02.12.2020, "Роль университета в развитии российских регионов и вывод их на международные рынки", 60 часов, Центр дополнительного образования "Горизонт" Российского университета дружбы народов;</text:p>
          </table:table-cell>
          <table:table-cell table:style-name="ce29" office:value-type="float" office:value="4.5" calcext:value-type="float">
            <text:p>4,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18 лет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7" office:value-type="string" calcext:value-type="string">
            <text:p>Выполнение и защита выпускной квалификационной работы</text:p>
          </table:table-cell>
          <table:table-cell office:value-type="string" calcext:value-type="string">
            <text:p>Егоров Игорь Евгеньевич</text:p>
          </table:table-cell>
          <table:table-cell office:value-type="string" calcext:value-type="string">
            <text:p>по договору ГПХ</text:p>
          </table:table-cell>
          <table:table-cell office:value-type="string" calcext:value-type="string">
            <text:p>Должность – отсутствует, ученая степень канд. техн. наук, ученое звание отсутствует</text:p>
          </table:table-cell>
          <table:table-cell office:value-type="string" calcext:value-type="string">
            <text:p>высшее, специальность – физика, информатика и вычислительная техника, квалификация – учитель физики, информатики и вычислительной техники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float" office:value="1.5" calcext:value-type="float">
            <text:p>1,5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0 лет</text:p>
          </table:table-cell>
        </table:table-row>
        <table:table-row table:style-name="ro2">
          <table:table-cell table:style-name="ce4"/>
          <table:table-cell table:style-name="ce10"/>
          <table:table-cell table:style-name="ce14" office:value-type="string" calcext:value-type="string">
            <text:p>Бетева Оксана Анатольевна</text:p>
          </table:table-cell>
          <table:table-cell table:style-name="ce17" office:value-type="string" calcext:value-type="string">
            <text:p>по договору ГПХ</text:p>
          </table:table-cell>
          <table:table-cell table:style-name="ce21" office:value-type="string" calcext:value-type="string">
            <text:p>Должность – отсутствует, ученая степень и ученое звание отсутствует</text:p>
          </table:table-cell>
          <table:table-cell table:style-name="ce18" office:value-type="string" calcext:value-type="string">
            <text:p>Высшее, специальность – Вычислительные машины, комплексы, системы и сети</text:p>
          </table:table-cell>
          <table:table-cell office:value-type="string" calcext:value-type="string">
            <text:p>-</text:p>
            <text:p/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8 лет</text:p>
          </table:table-cell>
        </table:table-row>
        <table:table-row table:style-name="ro3">
          <table:table-cell table:style-name="ce2"/>
          <table:table-cell table:style-name="ce11"/>
          <table:table-cell table:style-name="ce13" office:value-type="string" calcext:value-type="string">
            <text:p>Крупорницкий Дмитрий Анатольевич</text:p>
          </table:table-cell>
          <table:table-cell table:style-name="ce14" office:value-type="string" calcext:value-type="string">
            <text:p>по договору ГПХ</text:p>
          </table:table-cell>
          <table:table-cell office:value-type="string" calcext:value-type="string">
            <text:p>Должность – отсутствует, ученая степень и ученое звание отсутствует</text:p>
          </table:table-cell>
          <table:table-cell table:style-name="ce13" office:value-type="string" calcext:value-type="string">
            <text:p>Высшее, специальность - Автоматизация технологических процессов и производств, квалификация – инженер; Высшее, специальность - Юриспруденция, квалификация – юрист</text:p>
          </table:table-cell>
          <table:table-cell office:value-type="string" calcext:value-type="string">
            <text:p>– Удостоверение о повышении квалификации № 513103119785 от 28.12.2022 «Оказание первой помощи», 16 часов, ФГБОУ ВО «МАГУ»;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19 лет</text:p>
          </table:table-cell>
        </table:table-row>
        <table:table-row table:style-name="ro9">
          <table:table-cell office:value-type="float" office:value="72" calcext:value-type="float">
            <text:p>72</text:p>
          </table:table-cell>
          <table:table-cell table:style-name="ce7" office:value-type="string" calcext:value-type="string">
            <text:p>Основы работы в электронной информационно- образовательной среде университета</text:p>
          </table:table-cell>
          <table:table-cell office:value-type="string" calcext:value-type="string">
            <text:p>Королева Наталья Юрьевна</text:p>
          </table:table-cell>
          <table:table-cell office:value-type="string" calcext:value-type="string">
            <text:p>основное место</text:p>
          </table:table-cell>
          <table:table-cell office:value-type="string" calcext:value-type="string">
            <text:p>должность - доцент, ученая степень - кандидат педагогических наук, ученое звание - доцент</text:p>
          </table:table-cell>
          <table:table-cell office:value-type="string" calcext:value-type="string">
            <text:p>Высшее, специальность – Физика и французский язык, квалификация – учитель физики и французского языка</text:p>
          </table:table-cell>
          <table:table-cell office:value-type="string" calcext:value-type="string">
            <text:p>– Удостоверение о повышении квалификации № 513103119779 от 28.12.2022 «Оказание первой помощи», 16 часов, ФГБОУ ВО «МАГУ»;</text:p>
            <text:p>– Удостоверение о повышении квалификации № 782416103989 от 13.12.2022 "Практико-ориентированные подходы при реализации компетенций FutureSkills в образовательных организациях высшего образования", 72 часа, ФГАОУ ВО "Санкт-Петербургский государственный университет аэрокосмического приборостроения";</text:p>
            <text:p>– Удостоверение о повышении квалификации № 512417121521 от 23.09.2022 «Сеть Интернет в противодействии террористическим угрозам», 16 часов, ФГБОУ ВО «МАГУ»;</text:p>
            <text:p>– Удостоверение о повышении квалификации № 510400003272 от 11.11.2021 «Основы предпринимательства», 72 часа, ФГБОУ ВО «МАГУ»;</text:p>
            <text:p>– Удостоверение о повышении квалификации №340000158951 от 24.09.2021 г. «Цифровые технологии в современном образовании», 36 часов, НОЦ «Институт непрерывного образования» ФГАОУ  ВО "Сибирский федеральный университет";</text:p>
            <text:p>– Удостоверение о повышении квалификации №160300012389 от 27.07.2021 г. «Цифровые технологии в преподавании профильных дисциплин», 144 часа, АНО ВО «Университет Иннополис»;</text:p>
            <text:p>– Удостоверение о повышении квалификации СП20 00157364 от 27.01.2021 г. "Современный преподаватель дистанционного образования", 16 часов, ООО "Юрайт-Академия", Москва;</text:p>
            <text:p>– Диплом о проф. переподготовке № 482408687425 от 08.03.2019 г. по программе "Профессиональная деятельность в сфере общего образования: учитель информатики в соответствии с ФГОС", Всероссийский научно-образовательный центр "Современные образовательные технологии", Липецк;</text:p>
          </table:table-cell>
          <table:table-cell table:style-name="ce30" office:value-type="float" office:value="14" calcext:value-type="float">
            <text:p>14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30 лет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Тренинг командной работы</text:p>
          </table:table-cell>
          <table:table-cell table:style-name="ce16" office:value-type="string" calcext:value-type="string">
            <text:p>Тузова Ольга Николаевна</text:p>
          </table:table-cell>
          <table:table-cell office:value-type="string" calcext:value-type="string">
            <text:p>основное место</text:p>
          </table:table-cell>
          <table:table-cell table:style-name="ce18" office:value-type="string" calcext:value-type="string">
            <text:p>должность - доцент, ученая степень -</text:p>
            <text:p>кандидат психологических наук, ученое звание отсутствует</text:p>
          </table:table-cell>
          <table:table-cell table:style-name="ce18" office:value-type="string" calcext:value-type="string">
            <text:p>Высшее, специалитет, специальность – <text:s/>Педагогика и методика начального образования, квалификация – Учитель начальных классов</text:p>
          </table:table-cell>
          <table:table-cell table:style-name="ce26" office:value-type="string" calcext:value-type="string">
            <text:p>-</text:p>
          </table:table-cell>
          <table:table-cell table:style-name="ce30" office:value-type="float" office:value="12" calcext:value-type="float">
            <text:p>12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16 лет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1:55:52.435000000</meta:creation-date>
    <dc:date>2023-09-25T11:58:49.678000000</dc:date>
    <meta:editing-duration>PT2M57S</meta:editing-duration>
    <meta:editing-cycles>1</meta:editing-cycles>
    <meta:document-statistic meta:table-count="1" meta:cell-count="851" meta:object-count="0"/>
    <meta:generator>LibreOffice/7.1.2.2$Windows_X86_64 LibreOffice_project/8a45595d069ef5570103caea1b71cc9d82b2aae4</meta:generator>
  </office:meta>
</office:document-meta>
</file>